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Таблица2" style:family="table">
      <style:table-properties style:width="18.209cm" fo:margin-left="0cm" fo:margin-right="-1.21cm" table:align="margins"/>
    </style:style>
    <style:style style:name="Таблица2.A" style:family="table-column">
      <style:table-column-properties style:column-width="0.841cm" style:rel-column-width="3028*"/>
    </style:style>
    <style:style style:name="Таблица2.B" style:family="table-column">
      <style:table-column-properties style:column-width="17.367cm" style:rel-column-width="62507*"/>
    </style:style>
    <style:style style:name="Таблица2.A1" style:family="table-cell">
      <style:table-cell-properties fo:padding="0.097cm" fo:border="none"/>
    </style:style>
    <style:style style:name="P1" style:family="paragraph" style:parent-style-name="Text_20_body">
      <style:paragraph-properties fo:margin-left="0cm" fo:margin-right="0cm" fo:margin-top="0cm" fo:margin-bottom="0cm" fo:text-align="end" style:justify-single-word="false" fo:text-indent="0cm" style:auto-text-indent="false" style:writing-mode="lr-tb"/>
      <style:text-properties fo:font-size="16pt" fo:language="ru" fo:country="RU"/>
    </style:style>
    <style:style style:name="P2" style:family="paragraph" style:parent-style-name="Text_20_body">
      <style:paragraph-properties fo:margin-left="0cm" fo:margin-right="0cm" fo:margin-top="5.715cm" fo:margin-bottom="0.423cm" fo:text-align="center" style:justify-single-word="false" fo:text-indent="0cm" style:auto-text-indent="false" style:writing-mode="lr-tb"/>
      <style:text-properties fo:font-size="26pt" fo:language="ru" fo:country="RU"/>
    </style:style>
    <style:style style:name="P3" style:family="paragraph" style:parent-style-name="Text_20_body">
      <style:paragraph-properties fo:margin-left="0cm" fo:margin-right="0cm" fo:margin-top="0cm" fo:margin-bottom="0.423cm" fo:text-align="center" style:justify-single-word="false" fo:text-indent="0cm" style:auto-text-indent="false" style:writing-mode="lr-tb"/>
      <style:text-properties fo:font-size="20pt" fo:language="ru" fo:country="RU"/>
    </style:style>
    <style:style style:name="P4" style:family="paragraph" style:parent-style-name="Text_20_body">
      <style:paragraph-properties fo:margin-left="0cm" fo:margin-right="0cm" fo:margin-top="0cm" fo:margin-bottom="0.423cm" fo:text-align="center" style:justify-single-word="false" fo:text-indent="0cm" style:auto-text-indent="false" style:writing-mode="lr-tb"/>
      <style:text-properties fo:font-size="18pt" fo:language="ru" fo:country="RU"/>
    </style:style>
    <style:style style:name="P5" style:family="paragraph" style:parent-style-name="Text_20_body">
      <style:paragraph-properties fo:margin-left="0cm" fo:margin-right="0cm" fo:margin-top="7.408cm" fo:margin-bottom="0.353cm" fo:text-align="end" style:justify-single-word="false" fo:text-indent="0cm" style:auto-text-indent="false" style:writing-mode="lr-tb"/>
      <style:text-properties fo:font-size="16pt" fo:language="ru" fo:country="RU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8pt" style:font-name-asian="Monospace" style:font-size-asian="8pt" style:font-name-complex="Monospace" style:font-size-complex="8pt"/>
    </style:style>
    <style:style style:name="P7" style:family="paragraph" style:parent-style-name="Text_20_body">
      <style:paragraph-properties fo:margin-left="0cm" fo:margin-right="0cm" fo:margin-top="3.551cm" fo:margin-bottom="0.42cm" fo:text-align="center" style:justify-single-word="false" fo:text-indent="0cm" style:auto-text-indent="false" style:writing-mode="lr-tb"/>
      <style:text-properties fo:font-size="16pt" fo:language="ru" fo:country="RU"/>
    </style:style>
    <style:style style:name="P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text-properties style:font-name="Times New Roman" fo:font-size="12pt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3" style:family="paragraph" style:parent-style-name="Table_20_Contents">
      <style:text-properties style:text-position="0% 100%" style:font-name="Times New Roman" fo:font-size="12pt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15" style:family="paragraph" style:parent-style-name="Text_20_body">
      <style:paragraph-properties fo:text-align="start" style:justify-single-word="false"/>
      <style:text-properties style:font-name="DejaVu Sans" fo:font-size="14pt" style:font-size-asian="14pt" style:font-size-complex="14pt"/>
    </style:style>
    <style:style style:name="P16" style:family="paragraph" style:parent-style-name="Footer">
      <style:paragraph-properties fo:text-align="end" style:justify-single-word="false"/>
    </style:style>
    <style:style style:name="P17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8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7f5f" style:font-name="Monospace" fo:font-size="10pt" style:font-name-asian="Monospace" style:font-size-asian="10pt" style:font-name-complex="Monospace" style:font-size-complex="10pt"/>
    </style:style>
    <style:style style:name="P20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3f7f5f" style:font-name="Monospace" fo:font-size="10pt" style:font-name-asian="Monospace" style:font-size-asian="10pt" style:font-name-complex="Monospace" style:font-size-complex="10pt"/>
    </style:style>
    <style:style style:name="P21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22" style:family="paragraph" style:parent-style-name="Text_20_body" style:list-style-name="L1">
      <style:paragraph-properties fo:text-align="start" style:justify-single-word="false"/>
      <style:text-properties style:font-name="DejaVu Sans" fo:font-size="14pt" style:font-size-asian="14pt" style:font-size-complex="14pt"/>
    </style:style>
    <style:style style:name="P23" style:family="paragraph" style:parent-style-name="Heading_20_1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Heading_20_1">
      <style:paragraph-properties fo:margin-top="6.219cm" fo:margin-bottom="0.21cm"/>
    </style:style>
    <style:style style:name="P26" style:family="paragraph" style:parent-style-name="Heading_20_1">
      <style:paragraph-properties fo:margin-top="0.019cm" fo:margin-bottom="0.21cm"/>
    </style:style>
    <style:style style:name="P27" style:family="paragraph" style:parent-style-name="Heading_20_1">
      <style:paragraph-properties fo:margin-top="0cm" fo:margin-bottom="0.21cm"/>
    </style:style>
    <style:style style:name="P28" style:family="paragraph" style:parent-style-name="Heading_20_1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9" style:family="paragraph" style:parent-style-name="Heading_20_1" style:list-style-name="">
      <style:paragraph-properties fo:margin-left="0cm" fo:margin-right="0cm" fo:text-align="start" style:justify-single-word="false" fo:text-indent="0cm" style:auto-text-indent="false" fo:break-before="pag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30" style:family="paragraph" style:parent-style-name="Table_20_Contents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letter-kerning="true" style:font-name-asian="DejaVu Sans Mono1" style:font-size-asian="12pt" style:font-style-asian="normal" style:font-weight-asian="normal" style:font-name-complex="DejaVu Sans Mono1" style:font-size-complex="12pt" style:font-style-complex="normal" style:font-weight-complex="normal" style:text-emphasize="none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letter-kerning="true" style:font-name-asian="DejaVu Sans Mono1" style:font-size-asian="12pt" style:font-style-asian="normal" style:font-weight-asian="normal" style:font-name-complex="DejaVu Sans Mono1" style:font-size-complex="12pt" style:font-style-complex="normal" style:font-weight-complex="normal" style:text-emphasize="none" style:text-overline-style="none" style:text-overline-color="font-color"/>
    </style:style>
    <style:style style:name="P32" style:family="paragraph" style:parent-style-name="Table_20_Contents">
      <style:text-properties style:text-position="0% 100%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style:text-position="0% 100%" style:font-name="Times New Roman" fo:font-size="12pt" fo:font-weight="bold" style:font-size-asian="12pt" style:font-weight-asian="bold" style:font-size-complex="12pt" style:font-weight-complex="bold" style:text-overline-style="none" style:text-overline-color="font-color"/>
    </style:style>
    <style:style style:name="P3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style:paragraph-properties fo:margin-left="0cm" fo:margin-right="0cm" fo:margin-top="0cm" fo:margin-bottom="0cm" fo:line-height="100%" fo:text-align="center" fo:text-indent="0cm"/>
    </style:style>
    <style:style style:name="P38" style:family="paragraph">
      <style:paragraph-properties fo:margin-left="0cm" fo:margin-right="0cm" fo:margin-top="0cm" fo:margin-bottom="0cm" fo:line-height="100%" fo:text-indent="0cm"/>
    </style:style>
    <style:style style:name="P39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b 58%"/>
    </style:style>
    <style:style style:name="T2" style:family="text">
      <style:text-properties style:text-position="sub 58%" style:text-overline-style="none" style:text-overline-color="font-color"/>
    </style:style>
    <style:style style:name="T3" style:family="text">
      <style:text-properties style:text-position="0% 100%"/>
    </style:style>
    <style:style style:name="T4" style:family="text">
      <style:text-properties style:text-position="0% 100%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position="0% 100%" fo:font-style="normal" fo:text-shadow="none" style:text-underline-style="none" fo:font-weight="normal" style:letter-kerning="true" style:font-name-asian="DejaVu Sans Mono1" style:font-style-asian="normal" style:font-weight-asian="normal" style:font-name-complex="DejaVu Sans Mono1" style:font-style-complex="normal" style:font-weight-complex="normal" style:text-emphasize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position="sub 58%" fo:font-style="normal" fo:text-shadow="none" style:text-underline-style="none" fo:font-weight="normal" style:letter-kerning="true" style:font-name-asian="DejaVu Sans Mono1" style:font-style-asian="normal" style:font-weight-asian="normal" style:font-name-complex="DejaVu Sans Mono1" style:font-style-complex="normal" style:font-weight-complex="normal" style:text-emphasize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fo:font-style="normal" fo:text-shadow="none" style:text-underline-style="none" fo:font-weight="normal" style:letter-kerning="true" style:font-name-asian="DejaVu Sans Mono1" style:font-style-asian="normal" style:font-weight-asian="normal" style:font-name-complex="DejaVu Sans Mono1" style:font-style-complex="normal" style:font-weight-complex="normal" style:text-emphasize="none" style:text-overline-style="none" style:text-overline-color="font-color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color="#7f0055" fo:font-weight="bold" style:font-weight-asian="bold" style:font-weight-complex="bold"/>
    </style:style>
    <style:style style:name="T10" style:family="text">
      <style:text-properties fo:color="#000000"/>
    </style:style>
    <style:style style:name="T11" style:family="text">
      <style:text-properties fo:color="#000000" style:text-underline-style="solid" style:text-underline-width="auto" style:text-underline-color="font-color"/>
    </style:style>
    <style:style style:name="T12" style:family="text">
      <style:text-properties fo:color="#0000c0"/>
    </style:style>
    <style:style style:name="T13" style:family="text">
      <style:text-properties fo:color="#0000c0" fo:font-style="italic" style:font-style-asian="italic" style:font-style-complex="italic"/>
    </style:style>
    <style:style style:name="T14" style:family="text">
      <style:text-properties fo:color="#2a00ff"/>
    </style:style>
    <style:style style:name="T15" style:family="text">
      <style:text-properties fo:color="#3f7f5f"/>
    </style:style>
    <style:style style:name="T16" style:family="text">
      <style:text-properties fo:color="#3f7f5f" style:text-underline-style="solid" style:text-underline-width="auto" style:text-underline-color="font-color"/>
    </style:style>
    <style:style style:name="T17" style:family="text"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58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0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7cm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Лабораторная работа №8</text:p>
      <text:p text:style-name="P3">по курсу:</text:p>
      <text:p text:style-name="P3">«Параллельные и распределённые вычисления»</text:p>
      <text:p text:style-name="P4">тема: «MPI»</text:p>
      <text:p text:style-name="P5">Выполнил: студент группы ИВ-73</text:p>
      <text:p text:style-name="P1">НТУУ «КПИ» ФИВТ</text:p>
      <text:p text:style-name="P1">Пустовит Михаил</text:p>
      <text:p text:style-name="P7">Киев-2010</text:p>
      <text:h text:style-name="P23" text:outline-level="1"><text:soft-page-break/></text:h>
      <text:h text:style-name="P24" text:outline-level="1">Техническое задание</text:h>
      <text:p text:style-name="P15">MA = MB*(MC*MZ)</text:p>
      <text:h text:style-name="P25" text:outline-level="1"><draw:g text:anchor-type="paragraph" draw:z-index="0" draw:style-name="gr1"><draw:custom-shape draw:style-name="gr2" draw:text-style-name="P34" draw:id="id1" svg:width="1.742cm" svg:height="1.41cm" svg:x="3.117cm" svg:y="2.59cm"><text:p/><draw:enhanced-geometry svg:viewBox="0 0 21600 21600" draw:extrusion="false" draw:type="rectangle" draw:enhanced-path="M 0 0 L 21600 0 21600 21600 0 21600 0 0 Z N"/></draw:custom-shape><draw:custom-shape draw:style-name="gr2" draw:text-style-name="P34" draw:id="id2" svg:width="1.74cm" svg:height="1.41cm" svg:x="5.528cm" svg:y="2.59cm"><text:p/><draw:enhanced-geometry svg:viewBox="0 0 21600 21600" draw:extrusion="false" draw:type="rectangle" draw:enhanced-path="M 0 0 L 21600 0 21600 21600 0 21600 0 0 Z N"/></draw:custom-shape><draw:connector draw:style-name="gr3" draw:text-style-name="P35" svg:x1="4.858cm" svg:y1="3.294cm" svg:x2="5.528cm" svg:y2="3.294cm" draw:start-shape="id1" draw:start-glue-point="1" draw:end-shape="id2" draw:end-glue-point="3" svg:d="m2754 1868h380"><text:p/></draw:connector><draw:custom-shape draw:style-name="gr2" draw:text-style-name="P36" draw:id="id14" svg:width="1.437cm" svg:height="1.026cm" svg:x="0.582cm" svg:y="2.399cm"><text:p/><draw:enhanced-geometry svg:viewBox="0 0 88 21600" draw:extrusion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frame draw:style-name="gr4" draw:text-style-name="P34" svg:width="1.304cm" svg:height="1.832cm" svg:x="0.683cm" svg:y="3.419cm"><draw:text-box><text:p text:style-name="P37"><text:span text:style-name="T17">MA</text:span></text:p><text:p text:style-name="P37"><text:span text:style-name="T17">MB</text:span></text:p></draw:text-box></draw:frame><draw:custom-shape draw:style-name="gr2" draw:text-style-name="P36" draw:id="id13" svg:width="1.437cm" svg:height="1.027cm" svg:x="15.032cm" svg:y="2.299cm"><text:p/><draw:enhanced-geometry svg:viewBox="0 0 88 21600" draw:extrusion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frame draw:style-name="gr5" draw:text-style-name="P34" svg:width="1.304cm" svg:height="1.417cm" svg:x="15.113cm" svg:y="3.438cm"><draw:text-box><text:p text:style-name="P37"><text:span text:style-name="T17">MZ</text:span></text:p><text:p text:style-name="P37"><text:span text:style-name="T17">MC</text:span></text:p></draw:text-box></draw:frame><draw:custom-shape draw:style-name="gr2" draw:text-style-name="P35" draw:id="id3" svg:width="1.742cm" svg:height="1.41cm" svg:x="3.117cm" svg:y="0.44cm"><text:p/><draw:enhanced-geometry svg:viewBox="0 0 21600 21600" draw:extrusion="false" draw:type="rectangle" draw:enhanced-path="M 0 0 L 21600 0 21600 21600 0 21600 0 0 Z N"/></draw:custom-shape><draw:line draw:style-name="gr3" draw:text-style-name="P35" svg:x1="7.267cm" svg:y1="3.249cm" svg:x2="8.017cm" svg:y2="3.249cm"><text:p/></draw:line><draw:line draw:style-name="gr3" draw:text-style-name="P35" svg:x1="9.116cm" svg:y1="3.249cm" svg:x2="9.866cm" svg:y2="3.249cm"><text:p/></draw:line><draw:frame draw:style-name="gr6" draw:text-style-name="P39" svg:width="1.301cm" svg:height="0.952cm" svg:x="8.066cm" svg:y="2.699cm"><draw:text-box><text:p text:style-name="P38"><text:span text:style-name="T18">...</text:span></text:p></draw:text-box></draw:frame><draw:custom-shape draw:style-name="gr2" draw:text-style-name="P35" draw:id="id4" svg:width="1.742cm" svg:height="1.41cm" svg:x="3.117cm" svg:y="4.789cm"><text:p/><draw:enhanced-geometry svg:viewBox="0 0 21600 21600" draw:extrusion="false" draw:type="rectangle" draw:enhanced-path="M 0 0 L 21600 0 21600 21600 0 21600 0 0 Z N"/></draw:custom-shape><draw:custom-shape draw:style-name="gr2" draw:text-style-name="P35" draw:id="id6" svg:width="1.742cm" svg:height="1.41cm" svg:x="5.526cm" svg:y="0.399cm"><text:p/><draw:enhanced-geometry svg:viewBox="0 0 21600 21600" draw:extrusion="false" draw:type="rectangle" draw:enhanced-path="M 0 0 L 21600 0 21600 21600 0 21600 0 0 Z N"/></draw:custom-shape><draw:custom-shape draw:style-name="gr2" draw:text-style-name="P35" draw:id="id5" svg:width="1.742cm" svg:height="1.41cm" svg:x="5.526cm" svg:y="4.789cm"><text:p/><draw:enhanced-geometry svg:viewBox="0 0 21600 21600" draw:extrusion="false" draw:type="rectangle" draw:enhanced-path="M 0 0 L 21600 0 21600 21600 0 21600 0 0 Z N"/></draw:custom-shape><draw:connector draw:style-name="gr3" draw:text-style-name="P35" svg:x1="3.986cm" svg:y1="2.589cm" svg:x2="3.986cm" svg:y2="1.849cm" draw:start-shape="id1" draw:start-glue-point="0" draw:end-shape="id3" draw:end-glue-point="2" svg:d="m2260 1468v-420"><text:p/></draw:connector><draw:connector draw:style-name="gr3" draw:text-style-name="P35" svg:x1="3.986cm" svg:y1="4.789cm" svg:x2="3.986cm" svg:y2="3.999cm" draw:start-shape="id4" draw:start-glue-point="0" draw:end-shape="id1" draw:end-glue-point="2" svg:d="m2260 2715v-448"><text:p/></draw:connector><draw:connector draw:style-name="gr3" draw:text-style-name="P35" svg:x1="6.396cm" svg:y1="4.789cm" svg:x2="6.398cm" svg:y2="3.999cm" draw:start-shape="id5" draw:start-glue-point="0" draw:end-shape="id2" draw:end-glue-point="2" svg:d="m3626 2715v-225h1v-223"><text:p/></draw:connector><draw:connector draw:style-name="gr3" draw:text-style-name="P35" svg:x1="6.398cm" svg:y1="2.589cm" svg:x2="6.396cm" svg:y2="1.808cm" draw:start-shape="id2" draw:start-glue-point="0" draw:end-shape="id6" draw:end-glue-point="2" svg:d="m3627 1468v-222h-1v-221"><text:p/></draw:connector><draw:custom-shape draw:style-name="gr2" draw:text-style-name="P34" draw:id="id7" svg:width="1.74cm" svg:height="1.41cm" svg:x="9.867cm" svg:y="2.59cm"><text:p/><draw:enhanced-geometry svg:viewBox="0 0 21600 21600" draw:extrusion="false" draw:type="rectangle" draw:enhanced-path="M 0 0 L 21600 0 21600 21600 0 21600 0 0 Z N"/></draw:custom-shape><draw:custom-shape draw:style-name="gr2" draw:text-style-name="P35" draw:id="id8" svg:width="1.74cm" svg:height="1.41cm" svg:x="12.278cm" svg:y="2.59cm"><text:p/><draw:enhanced-geometry svg:viewBox="0 0 21600 21600" draw:extrusion="false" draw:type="rectangle" draw:enhanced-path="M 0 0 L 21600 0 21600 21600 0 21600 0 0 Z N"/></draw:custom-shape><draw:connector draw:style-name="gr3" draw:text-style-name="P35" svg:x1="11.606cm" svg:y1="3.294cm" svg:x2="12.278cm" svg:y2="3.294cm" draw:start-shape="id7" draw:start-glue-point="1" draw:end-shape="id8" draw:end-glue-point="3" svg:d="m6580 1868h381"><text:p/></draw:connector><draw:custom-shape draw:style-name="gr2" draw:text-style-name="P35" draw:id="id9" svg:width="1.74cm" svg:height="1.41cm" svg:x="9.867cm" svg:y="0.44cm"><text:p/><draw:enhanced-geometry svg:viewBox="0 0 21600 21600" draw:extrusion="false" draw:type="rectangle" draw:enhanced-path="M 0 0 L 21600 0 21600 21600 0 21600 0 0 Z N"/></draw:custom-shape><draw:custom-shape draw:style-name="gr2" draw:text-style-name="P35" draw:id="id10" svg:width="1.74cm" svg:height="1.41cm" svg:x="9.867cm" svg:y="4.789cm"><text:p/><draw:enhanced-geometry svg:viewBox="0 0 21600 21600" draw:extrusion="false" draw:type="rectangle" draw:enhanced-path="M 0 0 L 21600 0 21600 21600 0 21600 0 0 Z N"/></draw:custom-shape><draw:custom-shape draw:style-name="gr2" draw:text-style-name="P35" draw:id="id12" svg:width="1.742cm" svg:height="1.41cm" svg:x="12.277cm" svg:y="0.399cm"><text:p/><draw:enhanced-geometry svg:viewBox="0 0 21600 21600" draw:extrusion="false" draw:type="rectangle" draw:enhanced-path="M 0 0 L 21600 0 21600 21600 0 21600 0 0 Z N"/></draw:custom-shape><draw:custom-shape draw:style-name="gr2" draw:text-style-name="P35" draw:id="id11" svg:width="1.742cm" svg:height="1.41cm" svg:x="12.277cm" svg:y="4.789cm"><text:p/><draw:enhanced-geometry svg:viewBox="0 0 21600 21600" draw:extrusion="false" draw:type="rectangle" draw:enhanced-path="M 0 0 L 21600 0 21600 21600 0 21600 0 0 Z N"/></draw:custom-shape><draw:connector draw:style-name="gr3" draw:text-style-name="P35" svg:x1="10.737cm" svg:y1="2.589cm" svg:x2="10.737cm" svg:y2="1.849cm" draw:start-shape="id7" draw:start-glue-point="0" draw:end-shape="id9" draw:end-glue-point="2" svg:d="m6087 1468v-420"><text:p/></draw:connector><draw:connector draw:style-name="gr3" draw:text-style-name="P35" svg:x1="10.737cm" svg:y1="4.789cm" svg:x2="10.737cm" svg:y2="3.999cm" draw:start-shape="id10" draw:start-glue-point="0" draw:end-shape="id7" draw:end-glue-point="2" svg:d="m6087 2715v-448"><text:p/></draw:connector><draw:connector draw:style-name="gr3" draw:text-style-name="P35" svg:x1="13.146cm" svg:y1="4.789cm" svg:x2="13.148cm" svg:y2="3.999cm" draw:start-shape="id11" draw:start-glue-point="0" draw:end-shape="id8" draw:end-glue-point="2" svg:d="m7453 2715v-225h1v-223"><text:p/></draw:connector><draw:connector draw:style-name="gr3" draw:text-style-name="P35" svg:x1="13.148cm" svg:y1="2.589cm" svg:x2="13.146cm" svg:y2="1.808cm" draw:start-shape="id8" draw:start-glue-point="0" draw:end-shape="id12" draw:end-glue-point="2" svg:d="m7454 1468v-222h-1v-221"><text:p/></draw:connector><draw:connector draw:style-name="gr3" draw:text-style-name="P36" draw:type="curve" svg:x1="15.032cm" svg:y1="2.812cm" svg:x2="14.018cm" svg:y2="3.293cm" draw:start-shape="id13" draw:start-glue-point="6" draw:end-shape="id8" draw:end-glue-point="1" svg:d="m8522 1594c-430 0-143 273-575 273"><text:p/></draw:connector><draw:connector draw:style-name="gr3" draw:text-style-name="P36" draw:type="curve" svg:x1="2.018cm" svg:y1="2.913cm" svg:x2="3.117cm" svg:y2="3.294cm" draw:start-shape="id14" draw:start-glue-point="8" draw:end-shape="id1" draw:end-glue-point="3" svg:d="m1144 1652c468 0 157 216 623 216"><text:p/></draw:connector></draw:g></text:h>
      <text:h text:style-name="P26" text:outline-level="1">Этап 1. Построение параллельного алгоритма</text:h>
      <text:p text:style-name="Text_20_body">Вычисление данного матричного уравнения можно разбить на этапы:</text:p>
      <text:list xml:id="list1262203677" text:style-name="L1">
        <text:list-header>
          <text:p text:style-name="P22"><text:span text:style-name="T4">MA</text:span><text:span text:style-name="T2">H</text:span><text:span text:style-name="T4"> = MB*(MC*MZ</text:span><text:span text:style-name="T2">H</text:span><text:span text:style-name="T4">)</text:span></text:p>
        </text:list-header>
      </text:list>
      <text:h text:style-name="P27" text:outline-level="1">Этап 2. Разработка алгоритмов процессов (задач) 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8"/>
          </table:table-cell>
        </table:table-row>
        <table:table-row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8">Задача основных узлов</text:p>
          </table:table-cell>
        </table:table-row>
        <table:table-row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14">Для узлов левее центра</text:p>
          </table:table-cell>
        </table:table-row>
        <table:table-row>
          <table:table-cell table:style-name="Таблица2.A1" office:value-type="string">
            <text:p text:style-name="P9">1.</text:p>
          </table:table-cell>
          <table:table-cell table:style-name="Таблица2.A1" office:value-type="string">
            <text:p text:style-name="P30">Если узел самый левый (num = 1), то ввести MB, иначе получить MB от левого (num - 1) соседа </text:p>
          </table:table-cell>
        </table:table-row>
        <table:table-row>
          <table:table-cell table:style-name="Таблица2.A1" office:value-type="string">
            <text:p text:style-name="P9">2.</text:p>
          </table:table-cell>
          <table:table-cell table:style-name="Таблица2.A1" office:value-type="string">
            <text:p text:style-name="P30">Передать правому соседу <text:s/>MB</text:p>
          </table:table-cell>
        </table:table-row>
        <table:table-row>
          <table:table-cell table:style-name="Таблица2.A1" office:value-type="string">
            <text:p text:style-name="P9">3.</text:p>
          </table:table-cell>
          <table:table-cell table:style-name="Таблица2.A1" office:value-type="string">
            <text:p text:style-name="P30">Передать периферийным узлам <text:s/>MB</text:p>
          </table:table-cell>
        </table:table-row>
        <table:table-row>
          <table:table-cell table:style-name="Таблица2.A1" office:value-type="string">
            <text:p text:style-name="P9">4.</text:p>
          </table:table-cell>
          <table:table-cell table:style-name="Таблица2.A1" office:value-type="string">
            <text:p text:style-name="P13"><text:span text:style-name="T7">Принять MC и MZ</text:span><text:span text:style-name="T6">XH </text:span><text:span text:style-name="T7">от правого (num + 1) соседа</text:span></text:p>
          </table:table-cell>
        </table:table-row>
        <table:table-row>
          <table:table-cell table:style-name="Таблица2.A1" office:value-type="string">
            <text:p text:style-name="P9">5.</text:p>
          </table:table-cell>
          <table:table-cell table:style-name="Таблица2.A1" office:value-type="string">
            <text:p text:style-name="P10"><text:span text:style-name="T4">Если узел не крайний левый — передать </text:span><text:span text:style-name="T5">MC и MZ</text:span><text:span text:style-name="T6">(X-3)H</text:span><text:span text:style-name="T4"> левому (num - 1) соседу</text:span></text:p>
          </table:table-cell>
        </table:table-row>
        <table:table-row>
          <table:table-cell table:style-name="Таблица2.A1" office:value-type="string">
            <text:p text:style-name="P9">6.</text:p>
          </table:table-cell>
          <table:table-cell table:style-name="Таблица2.A1" office:value-type="string">
            <text:p text:style-name="P13"><text:span text:style-name="T7">Передать периферийным узлам MC и MZ</text:span><text:span text:style-name="T6">H</text:span><text:span text:style-name="T7"> </text:span></text:p>
          </table:table-cell>
        </table:table-row>
        <table:table-row>
          <table:table-cell table:style-name="Таблица2.A1" office:value-type="string">
            <text:p text:style-name="P9"/>
          </table:table-cell>
          <table:table-cell table:style-name="Таблица2.A1" office:value-type="string">
            <text:p text:style-name="P32">Для узлов правее центра</text:p>
          </table:table-cell>
        </table:table-row>
        <table:table-row>
          <table:table-cell table:style-name="Таблица2.A1" office:value-type="string">
            <text:p text:style-name="P9">1.</text:p>
          </table:table-cell>
          <table:table-cell table:style-name="Таблица2.A1" office:value-type="string">
            <text:p text:style-name="P30">Если узел самый правый (num = N/3), то ввести MC и MZ, иначе получить MC и <text:s/>от правого (num + 1) соседа <text:s/></text:p>
          </table:table-cell>
        </table:table-row>
        <table:table-row>
          <table:table-cell table:style-name="Таблица2.A1" office:value-type="string">
            <text:p text:style-name="P9">2.</text:p>
          </table:table-cell>
          <table:table-cell table:style-name="Таблица2.A1" office:value-type="string">
            <text:p text:style-name="P10"><text:span text:style-name="T5">Передать левому (num - 1) соседу <text:s/>MC и MZ</text:span><text:span text:style-name="T6">XH</text:span></text:p>
          </table:table-cell>
        </table:table-row>
        <table:table-row>
          <table:table-cell table:style-name="Таблица2.A1" office:value-type="string">
            <text:p text:style-name="P9">3.</text:p>
          </table:table-cell>
          <table:table-cell table:style-name="Таблица2.A1" office:value-type="string">
            <text:p text:style-name="P10"><text:span text:style-name="T5">Передать периферийным узлам <text:s/>MC и MZ</text:span><text:span text:style-name="T6">H</text:span></text:p>
          </table:table-cell>
        </table:table-row>
        <table:table-row>
          <table:table-cell table:style-name="Таблица2.A1" office:value-type="string">
            <text:p text:style-name="P9">4.</text:p>
          </table:table-cell>
          <table:table-cell table:style-name="Таблица2.A1" office:value-type="string">
            <text:p text:style-name="P13"><text:span text:style-name="T7">Принять MB</text:span><text:span text:style-name="T6"> </text:span><text:span text:style-name="T7">от левого (num - 1) соседа</text:span></text:p>
          </table:table-cell>
        </table:table-row>
        <table:table-row>
          <table:table-cell table:style-name="Таблица2.A1" office:value-type="string">
            <text:p text:style-name="P9">5.</text:p>
          </table:table-cell>
          <table:table-cell table:style-name="Таблица2.A1" office:value-type="string">
            <text:p text:style-name="P10"><text:span text:style-name="T4">Если узел не крайний левый — передать </text:span><text:span text:style-name="T5">MB</text:span><text:span text:style-name="T4"> правому (num + 1) соседу</text:span></text:p>
          </table:table-cell>
        </table:table-row>
        <table:table-row>
          <table:table-cell table:style-name="Таблица2.A1" office:value-type="string">
            <text:p text:style-name="P9">6.</text:p>
          </table:table-cell>
          <table:table-cell table:style-name="Таблица2.A1" office:value-type="string">
            <text:p text:style-name="P30">Передать периферийным узлам MB</text:p>
          </table:table-cell>
        </table:table-row>
        <table:table-row>
          <table:table-cell table:style-name="Таблица2.A1" office:value-type="string">
            <text:p text:style-name="P9"/>
          </table:table-cell>
          <table:table-cell table:style-name="Таблица2.A1" office:value-type="string">
            <text:p text:style-name="P12">Общая часть</text:p>
          </table:table-cell>
        </table:table-row>
        <table:table-row>
          <table:table-cell table:style-name="Таблица2.A1" office:value-type="string">
            <text:p text:style-name="P9">7.</text:p>
          </table:table-cell>
          <table:table-cell table:style-name="Таблица2.A1" office:value-type="string">
            <text:p text:style-name="P11">Счет MA<text:span text:style-name="T1">H</text:span> = MB* (MC*MZ<text:span text:style-name="T1">H</text:span>)</text:p>
          </table:table-cell>
        </table:table-row>
        <text:soft-page-break/>
        <table:table-row>
          <table:table-cell table:style-name="Таблица2.A1" office:value-type="string">
            <text:p text:style-name="P9">8.</text:p>
          </table:table-cell>
          <table:table-cell table:style-name="Таблица2.A1" office:value-type="string">
            <text:p text:style-name="P31">Принять результаты от периферийных узлов</text:p>
          </table:table-cell>
        </table:table-row>
        <table:table-row>
          <table:table-cell table:style-name="Таблица2.A1" office:value-type="string">
            <text:p text:style-name="P9">9.</text:p>
          </table:table-cell>
          <table:table-cell table:style-name="Таблица2.A1" office:value-type="string">
            <text:p text:style-name="P31">Принять результат от правого (num + 1) соседа (если узел не самый правый), если узел не крайний правый</text:p>
          </table:table-cell>
        </table:table-row>
        <table:table-row>
          <table:table-cell table:style-name="Таблица2.A1" office:value-type="string">
            <text:p text:style-name="P9">10.</text:p>
          </table:table-cell>
          <table:table-cell table:style-name="Таблица2.A1" office:value-type="string">
            <text:p text:style-name="P10"><text:span text:style-name="T4">Если узел крайний левый — вывести MA, иначе передать результат MA</text:span><text:span text:style-name="T2">XH</text:span><text:span text:style-name="T4"> левому (num — 1) соседу</text:span></text:p>
          </table:table-cell>
        </table:table-row>
        <table:table-row>
          <table:table-cell table:style-name="Таблица2.A1" office:value-type="string">
            <text:p text:style-name="P9"/>
          </table:table-cell>
          <table:table-cell table:style-name="Таблица2.A1" office:value-type="string">
            <text:p text:style-name="P33">Задача периферийных узлов</text:p>
          </table:table-cell>
        </table:table-row>
        <table:table-row>
          <table:table-cell table:style-name="Таблица2.A1" office:value-type="string">
            <text:p text:style-name="P9">1.</text:p>
          </table:table-cell>
          <table:table-cell table:style-name="Таблица2.A1" office:value-type="string">
            <text:p text:style-name="P11">Принять MB, MC, MZ<text:span text:style-name="T1">H </text:span><text:span text:style-name="T3">от соответствующего центрального узла</text:span></text:p>
          </table:table-cell>
        </table:table-row>
        <table:table-row>
          <table:table-cell table:style-name="Таблица2.A1" office:value-type="string">
            <text:p text:style-name="P9">2.</text:p>
          </table:table-cell>
          <table:table-cell table:style-name="Таблица2.A1" office:value-type="string">
            <text:p text:style-name="P11">Счет MA<text:span text:style-name="T1">H</text:span> = MB* (MC*MZ<text:span text:style-name="T1">H</text:span>)</text:p>
          </table:table-cell>
        </table:table-row>
        <table:table-row>
          <table:table-cell table:style-name="Таблица2.A1" office:value-type="string">
            <text:p text:style-name="P9">3.</text:p>
          </table:table-cell>
          <table:table-cell table:style-name="Таблица2.A1" office:value-type="string">
            <text:p text:style-name="P11">Передать соответствующему основному узлу результат счета</text:p>
          </table:table-cell>
        </table:table-row>
      </table:table>
      <text:h text:style-name="P28" text:outline-level="1"/>
      <text:h text:style-name="P29" text:outline-level="1">Этап 4. Программа</text:h>
      <text:p text:style-name="P19">/*--------------------------------------------------------------</text:p>
      <text:p text:style-name="P20">-- <text:s text:c="13"/><text:span text:style-name="T8">Paralel</text:span> and distributed computing <text:s text:c="12"/>--</text:p>
      <text:p text:style-name="P20">-- <text:s text:c="14"/>Laboratory work #9. Java. Pipes <text:s text:c="13"/>--</text:p>
      <text:p text:style-name="P20">-- <text:s text:c="19"/><text:span text:style-name="T8">Func</text:span>: MA = MB*(MC*MZ) <text:s text:c="18"/>--</text:p>
      <text:p text:style-name="P20">-- <text:s text:c="18"/>IO-73 <text:span text:style-name="T8">Pustovit</text:span> <text:span text:style-name="T8">Michael</text:span> <text:s text:c="18"/>--</text:p>
      <text:p text:style-name="P20">-- <text:s text:c="24"/>20.04.2010 <text:s text:c="24"/>--</text:p>
      <text:p text:style-name="P20">--------------------------------------------------------------*/</text:p>
      <text:p text:style-name="P21"/>
      <text:p text:style-name="P21"><text:span text:style-name="T9">package</text:span><text:span text:style-name="T10"> lab9;</text:span></text:p>
      <text:p text:style-name="P21"/>
      <text:p text:style-name="P21"><text:span text:style-name="T9">public</text:span><text:span text:style-name="T10"> </text:span><text:span text:style-name="T9">class</text:span><text:span text:style-name="T10"> Lab9 { <text:s text:c="3"/></text:span></text:p>
      <text:p text:style-name="P21"><text:span text:style-name="T10"><text:s text:c="4"/></text:span><text:span text:style-name="T9">public</text:span><text:span text:style-name="T10"> </text:span><text:span text:style-name="T9">final</text:span><text:span text:style-name="T10"> </text:span><text:span text:style-name="T9">static</text:span><text:span text:style-name="T10"> </text:span><text:span text:style-name="T9">int</text:span><text:span text:style-name="T10"> </text:span><text:span text:style-name="T13">N</text:span><text:span text:style-name="T10"> = 1500;</text:span></text:p>
      <text:p text:style-name="P21"><text:span text:style-name="T10"><text:s text:c="4"/></text:span><text:span text:style-name="T9">public</text:span><text:span text:style-name="T10"> </text:span><text:span text:style-name="T9">final</text:span><text:span text:style-name="T10"> </text:span><text:span text:style-name="T9">static</text:span><text:span text:style-name="T10"> </text:span><text:span text:style-name="T9">int</text:span><text:span text:style-name="T10"> </text:span><text:span text:style-name="T13">P</text:span><text:span text:style-name="T10"> = 5;</text:span></text:p>
      <text:p text:style-name="P21"><text:span text:style-name="T10"><text:s text:c="4"/></text:span><text:span text:style-name="T9">public</text:span><text:span text:style-name="T10"> </text:span><text:span text:style-name="T9">final</text:span><text:span text:style-name="T10"> </text:span><text:span text:style-name="T9">static</text:span><text:span text:style-name="T10"> </text:span><text:span text:style-name="T9">int</text:span><text:span text:style-name="T10"> </text:span><text:span text:style-name="T13">H</text:span><text:span text:style-name="T10"> = </text:span><text:span text:style-name="T13">N</text:span><text:span text:style-name="T10">/</text:span><text:span text:style-name="T13">P</text:span><text:span text:style-name="T10">;</text:span></text:p>
      <text:p text:style-name="P17"><text:s text:c="13"/></text:p>
      <text:p text:style-name="P17"><text:s text:c="4"/></text:p>
      <text:p text:style-name="P21"><text:span text:style-name="T10"><text:s text:c="4"/></text:span><text:span text:style-name="T9">public</text:span><text:span text:style-name="T10"> </text:span><text:span text:style-name="T9">static</text:span><text:span text:style-name="T10"> </text:span><text:span text:style-name="T9">void</text:span><text:span text:style-name="T10"> main(String[] args) {</text:span></text:p>
      <text:p text:style-name="P21"><text:span text:style-name="T10"><text:s text:c="8"/>System.</text:span><text:span text:style-name="T13">out</text:span><text:span text:style-name="T10">.println (</text:span><text:span text:style-name="T14">"START"</text:span><text:span text:style-name="T10">);</text:span></text:p>
      <text:p text:style-name="P17"><text:s text:c="8"/></text:p>
      <text:p text:style-name="P21"><text:span text:style-name="T10"><text:s text:c="8"/>Node [] nodearr = </text:span><text:span text:style-name="T9">new</text:span><text:span text:style-name="T10"> Node [</text:span><text:span text:style-name="T13">P</text:span><text:span text:style-name="T10">];</text:span></text:p>
      <text:p text:style-name="P17"><text:s text:c="8"/></text:p>
      <text:p text:style-name="P21"><text:span text:style-name="T10"><text:s text:c="8"/></text:span><text:span text:style-name="T9">for</text:span><text:span text:style-name="T10"> (</text:span><text:span text:style-name="T9">int</text:span><text:span text:style-name="T10"> i = 0; i &lt; </text:span><text:span text:style-name="T13">P</text:span><text:span text:style-name="T10">; i++) {</text:span></text:p>
      <text:p text:style-name="P21"><text:span text:style-name="T10"><text:s text:c="12"/>nodearr[i] = </text:span><text:span text:style-name="T9">new</text:span><text:span text:style-name="T10"> Node (i, nodearr);</text:span></text:p>
      <text:p text:style-name="P17"><text:s text:c="8"/>}</text:p>
      <text:p text:style-name="P17"><text:s text:c="8"/></text:p>
      <text:p text:style-name="P21"><text:span text:style-name="T10"><text:s text:c="8"/></text:span><text:span text:style-name="T9">for</text:span><text:span text:style-name="T10"> (</text:span><text:span text:style-name="T9">int</text:span><text:span text:style-name="T10"> i = 0; i &lt; </text:span><text:span text:style-name="T13">P</text:span><text:span text:style-name="T10">; i++) {</text:span></text:p>
      <text:p text:style-name="P17"><text:s text:c="12"/>nodearr[i].createPipes();</text:p>
      <text:p text:style-name="P17"><text:s text:c="8"/>}</text:p>
      <text:p text:style-name="P17"><text:s text:c="8"/></text:p>
      <text:p text:style-name="P21"><text:span text:style-name="T10"><text:s text:c="8"/></text:span><text:span text:style-name="T9">for</text:span><text:span text:style-name="T10"> (</text:span><text:span text:style-name="T9">int</text:span><text:span text:style-name="T10"> i = 0; i &lt; </text:span><text:span text:style-name="T13">P</text:span><text:span text:style-name="T10">; i++) {</text:span></text:p>
      <text:p text:style-name="P17"><text:s text:c="12"/>nodearr[i].start();</text:p>
      <text:p text:style-name="P17"><text:s text:c="8"/>}</text:p>
      <text:p text:style-name="P17"><text:s text:c="4"/>}</text:p>
      <text:p text:style-name="P17">}</text:p>
      <text:p text:style-name="P17"/>
      <text:p text:style-name="P17"><text:span text:style-name="T9">package</text:span> lab9;</text:p>
      <text:p text:style-name="P21"/>
      <text:p text:style-name="P21"><text:span text:style-name="T9">import</text:span><text:span text:style-name="T10"> java.io.IOException;</text:span></text:p>
      <text:p text:style-name="P21"><text:span text:style-name="T9">import</text:span><text:span text:style-name="T10"> java.io.PipedReader;</text:span></text:p>
      <text:p text:style-name="P21"><text:span text:style-name="T9">import</text:span><text:span text:style-name="T10"> java.io.PipedWriter;</text:span></text:p>
      <text:p text:style-name="P21"/>
      <text:p text:style-name="P21"><text:span text:style-name="T9">public</text:span><text:span text:style-name="T10"> </text:span><text:span text:style-name="T9">class</text:span><text:span text:style-name="T10"> Node </text:span><text:span text:style-name="T9">extends</text:span><text:span text:style-name="T10"> Thread {</text:span></text:p>
      <text:p text:style-name="P21"><text:span text:style-name="T10"><text:s text:c="4"/></text:span><text:span text:style-name="T9">public</text:span><text:span text:style-name="T10"> </text:span><text:span text:style-name="T9">final</text:span><text:span text:style-name="T10"> </text:span><text:span text:style-name="T9">int</text:span><text:span text:style-name="T10"> </text:span><text:span text:style-name="T12">K</text:span><text:span text:style-name="T10"> = 2; </text:span><text:span text:style-name="T15">//count of peripheral nodes</text:span></text:p>
      <text:p text:style-name="P17"><text:s text:c="4"/></text:p>
      <text:p text:style-name="P21"><text:span text:style-name="T10"><text:s text:c="4"/></text:span><text:span text:style-name="T9">int</text:span><text:span text:style-name="T10"> </text:span><text:span text:style-name="T12">num</text:span><text:span text:style-name="T10">;</text:span></text:p>
      <text:p text:style-name="P21"><text:span text:style-name="T10"><text:s text:c="4"/>Node [] </text:span><text:span text:style-name="T12">nodearr</text:span><text:span text:style-name="T10">;</text:span></text:p>
      <text:p text:style-name="P17"><text:s text:c="4"/></text:p>
      <text:p text:style-name="P21"><text:span text:style-name="T10"><text:s text:c="4"/>PipedWriter </text:span><text:span text:style-name="T12">rightwrite</text:span><text:span text:style-name="T10"> = </text:span><text:span text:style-name="T9">new</text:span><text:span text:style-name="T10"> PipedWriter();</text:span></text:p>
      <text:p text:style-name="P21"><text:span text:style-name="T10"><text:s text:c="4"/>PipedWriter </text:span><text:span text:style-name="T12">leftwrite</text:span><text:span text:style-name="T10"> = </text:span><text:span text:style-name="T9">new</text:span><text:span text:style-name="T10"> PipedWriter();</text:span></text:p>
      <text:p text:style-name="P21"><text:span text:style-name="T10"><text:s text:c="4"/>PipedWriter [] </text:span><text:span text:style-name="T12">perifwrite</text:span><text:span text:style-name="T10"> = </text:span><text:span text:style-name="T9">new</text:span><text:span text:style-name="T10"> PipedWriter [</text:span><text:span text:style-name="T12">K</text:span><text:span text:style-name="T10">]; <text:s text:c="3"/></text:span></text:p>
      <text:p text:style-name="P17"><text:s text:c="4"/></text:p>
      <text:p text:style-name="P21"><text:span text:style-name="T10"><text:s text:c="4"/>PipedReader </text:span><text:span text:style-name="T12">rightread</text:span><text:span text:style-name="T10">;</text:span></text:p>
      <text:p text:style-name="P21"><text:span text:style-name="T10"><text:s text:c="4"/>PipedReader </text:span><text:span text:style-name="T12">leftread</text:span><text:span text:style-name="T10">;</text:span></text:p>
      <text:p text:style-name="P21"><text:span text:style-name="T10"><text:s text:c="4"/>PipedReader [] </text:span><text:span text:style-name="T12">perifread</text:span><text:span text:style-name="T10"> = </text:span><text:span text:style-name="T9">new</text:span><text:span text:style-name="T10"> PipedReader [</text:span><text:span text:style-name="T12">K</text:span><text:span text:style-name="T10">];</text:span></text:p>
      <text:p text:style-name="P17"><text:s text:c="4"/></text:p>
      <text:p text:style-name="P21"><text:span text:style-name="T10"><text:s text:c="4"/>PerifNode [] </text:span><text:span text:style-name="T12">perif</text:span><text:span text:style-name="T10"> = </text:span><text:span text:style-name="T9">new</text:span><text:span text:style-name="T10"> PerifNode [</text:span><text:span text:style-name="T12">K</text:span><text:span text:style-name="T10">];</text:span></text:p>
      <text:p text:style-name="P17"><text:s text:c="4"/></text:p>
      <text:p text:style-name="P21"><text:span text:style-name="T10"><text:s text:c="4"/></text:span><text:span text:style-name="T9">int</text:span><text:span text:style-name="T10"> [][] </text:span><text:span text:style-name="T12">MB</text:span><text:span text:style-name="T10"> = </text:span><text:span text:style-name="T9">new</text:span><text:span text:style-name="T10"> </text:span><text:span text:style-name="T9">int</text:span><text:span text:style-name="T10"> [Lab9.</text:span><text:span text:style-name="T13">N</text:span><text:span text:style-name="T10">][Lab9.</text:span><text:span text:style-name="T13">N</text:span><text:span text:style-name="T10">];</text:span></text:p>
      <text:p text:style-name="P21"><text:span text:style-name="T10"><text:s text:c="4"/></text:span><text:span text:style-name="T9">int</text:span><text:span text:style-name="T10"> [][] </text:span><text:span text:style-name="T12">MC</text:span><text:span text:style-name="T10"> = </text:span><text:span text:style-name="T9">new</text:span><text:span text:style-name="T10"> </text:span><text:span text:style-name="T9">int</text:span><text:span text:style-name="T10"> [Lab9.</text:span><text:span text:style-name="T13">N</text:span><text:span text:style-name="T10">][Lab9.</text:span><text:span text:style-name="T13">N</text:span><text:span text:style-name="T10">];</text:span></text:p>
      <text:p text:style-name="P21"><text:soft-page-break/><text:span text:style-name="T10"><text:s text:c="4"/></text:span><text:span text:style-name="T9">int</text:span><text:span text:style-name="T10"> [][] </text:span><text:span text:style-name="T12">MZ</text:span><text:span text:style-name="T10">;</text:span></text:p>
      <text:p text:style-name="P17"><text:s text:c="4"/></text:p>
      <text:p text:style-name="P21"><text:span text:style-name="T10"><text:s text:c="4"/></text:span><text:span text:style-name="T9">int</text:span><text:span text:style-name="T10"> [][] </text:span><text:span text:style-name="T12">rez</text:span><text:span text:style-name="T10">;</text:span></text:p>
      <text:p text:style-name="P17"><text:s text:c="4"/></text:p>
      <text:p text:style-name="P21"><text:span text:style-name="T10"><text:s text:c="4"/></text:span><text:span text:style-name="T9">class</text:span><text:span text:style-name="T10"> PerifNode </text:span><text:span text:style-name="T9">extends</text:span><text:span text:style-name="T10"> Thread{</text:span></text:p>
      <text:p text:style-name="P21"><text:span text:style-name="T10"><text:s text:c="8"/></text:span><text:span text:style-name="T9">int</text:span><text:span text:style-name="T10"> [][] </text:span><text:span text:style-name="T12">MB</text:span><text:span text:style-name="T10"> = </text:span><text:span text:style-name="T9">new</text:span><text:span text:style-name="T10"> </text:span><text:span text:style-name="T9">int</text:span><text:span text:style-name="T10"> [Lab9.</text:span><text:span text:style-name="T13">N</text:span><text:span text:style-name="T10">][Lab9.</text:span><text:span text:style-name="T13">N</text:span><text:span text:style-name="T10">];</text:span></text:p>
      <text:p text:style-name="P21"><text:span text:style-name="T10"><text:s text:c="8"/></text:span><text:span text:style-name="T9">int</text:span><text:span text:style-name="T10"> [][] </text:span><text:span text:style-name="T12">MC</text:span><text:span text:style-name="T10"> = </text:span><text:span text:style-name="T9">new</text:span><text:span text:style-name="T10"> </text:span><text:span text:style-name="T9">int</text:span><text:span text:style-name="T10"> [Lab9.</text:span><text:span text:style-name="T13">N</text:span><text:span text:style-name="T10">][Lab9.</text:span><text:span text:style-name="T13">N</text:span><text:span text:style-name="T10">];</text:span></text:p>
      <text:p text:style-name="P21"><text:span text:style-name="T10"><text:s text:c="8"/></text:span><text:span text:style-name="T9">int</text:span><text:span text:style-name="T10"> [][] </text:span><text:span text:style-name="T12">MZ</text:span><text:span text:style-name="T10"> = </text:span><text:span text:style-name="T9">new</text:span><text:span text:style-name="T10"> </text:span><text:span text:style-name="T9">int</text:span><text:span text:style-name="T10"> [Lab9.</text:span><text:span text:style-name="T13">H</text:span><text:span text:style-name="T10"> / (</text:span><text:span text:style-name="T12">K</text:span><text:span text:style-name="T10">+1)][Lab9.</text:span><text:span text:style-name="T13">N</text:span><text:span text:style-name="T10">]; <text:s text:c="7"/></text:span></text:p>
      <text:p text:style-name="P17"><text:s text:c="8"/></text:p>
      <text:p text:style-name="P21"><text:span text:style-name="T10"><text:s text:c="8"/>PipedWriter </text:span><text:span text:style-name="T12">mainwrite</text:span><text:span text:style-name="T10"> = </text:span><text:span text:style-name="T9">new</text:span><text:span text:style-name="T10"> PipedWriter(); <text:s text:c="22"/></text:span></text:p>
      <text:p text:style-name="P21"><text:span text:style-name="T10"><text:s text:c="8"/>PipedReader </text:span><text:span text:style-name="T12">mainread</text:span><text:span text:style-name="T10">;</text:span></text:p>
      <text:p text:style-name="P17"><text:s text:c="8"/></text:p>
      <text:p text:style-name="P21"><text:span text:style-name="T10"><text:s text:c="8"/></text:span><text:span text:style-name="T9">public</text:span><text:span text:style-name="T10"> PerifNode (PipedWriter mainwr) { <text:s text:c="21"/></text:span></text:p>
      <text:p text:style-name="P21"><text:span text:style-name="T10"><text:s text:c="12"/></text:span><text:span text:style-name="T9">try</text:span><text:span text:style-name="T10"> {</text:span></text:p>
      <text:p text:style-name="P21"><text:span text:style-name="T10"><text:s text:c="16"/></text:span><text:span text:style-name="T12">mainread</text:span><text:span text:style-name="T10"> = </text:span><text:span text:style-name="T9">new</text:span><text:span text:style-name="T10"> PipedReader(mainwr, Lab9.</text:span><text:span text:style-name="T13">N</text:span><text:span text:style-name="T10">*Lab9.</text:span><text:span text:style-name="T13">N</text:span><text:span text:style-name="T10">*4);</text:span></text:p>
      <text:p text:style-name="P21"><text:span text:style-name="T10"><text:s text:c="12"/>} </text:span><text:span text:style-name="T9">catch</text:span><text:span text:style-name="T10"> (IOException e) { e.printStackTrace(); }</text:span></text:p>
      <text:p text:style-name="P17"><text:s text:c="8"/>}</text:p>
      <text:p text:style-name="P17"><text:s text:c="9"/></text:p>
      <text:p text:style-name="P17"><text:s text:c="8"/></text:p>
      <text:p text:style-name="P21"><text:span text:style-name="T10"><text:s text:c="8"/></text:span><text:span text:style-name="T9">public</text:span><text:span text:style-name="T10"> </text:span><text:span text:style-name="T9">void</text:span><text:span text:style-name="T10"> run () {</text:span></text:p>
      <text:p text:style-name="P21"><text:span text:style-name="T10"><text:s text:c="12"/></text:span><text:span text:style-name="T15">//System.out.println ("</text:span><text:span text:style-name="T16">Perif</text:span><text:span text:style-name="T15"> started");</text:span></text:p>
      <text:p text:style-name="P21"><text:span text:style-name="T10"><text:s text:c="12"/></text:span><text:span text:style-name="T12">MB</text:span><text:span text:style-name="T10"> = readPipe(</text:span><text:span text:style-name="T12">mainread</text:span><text:span text:style-name="T10">, Lab9.</text:span><text:span text:style-name="T13">N</text:span><text:span text:style-name="T10">);</text:span></text:p>
      <text:p text:style-name="P21"><text:span text:style-name="T10"><text:s text:c="12"/></text:span><text:span text:style-name="T12">MC</text:span><text:span text:style-name="T10"> = readPipe(</text:span><text:span text:style-name="T12">mainread</text:span><text:span text:style-name="T10">, Lab9.</text:span><text:span text:style-name="T13">N</text:span><text:span text:style-name="T10">);</text:span></text:p>
      <text:p text:style-name="P21"><text:span text:style-name="T10"><text:s text:c="12"/></text:span><text:span text:style-name="T12">MZ</text:span><text:span text:style-name="T10"> = readPipe(</text:span><text:span text:style-name="T12">mainread</text:span><text:span text:style-name="T10">, Lab9.</text:span><text:span text:style-name="T13">H</text:span><text:span text:style-name="T10"> / (</text:span><text:span text:style-name="T12">K</text:span><text:span text:style-name="T10">+1));</text:span></text:p>
      <text:p text:style-name="P17"><text:s text:c="12"/></text:p>
      <text:p text:style-name="P21"><text:span text:style-name="T10"><text:s text:c="12"/></text:span><text:span text:style-name="T12">rez</text:span><text:span text:style-name="T10"> = process(</text:span><text:span text:style-name="T12">MB</text:span><text:span text:style-name="T10">, </text:span><text:span text:style-name="T12">MC</text:span><text:span text:style-name="T10">, </text:span><text:span text:style-name="T12">MZ</text:span><text:span text:style-name="T10">);</text:span></text:p>
      <text:p text:style-name="P17"><text:s text:c="12"/></text:p>
      <text:p text:style-name="P21"><text:span text:style-name="T10"><text:s text:c="12"/>writePipe(</text:span><text:span text:style-name="T12">mainwrite</text:span><text:span text:style-name="T10">, </text:span><text:span text:style-name="T12">rez</text:span><text:span text:style-name="T10">, </text:span><text:span text:style-name="T12">rez</text:span><text:span text:style-name="T10">.</text:span><text:span text:style-name="T12">length</text:span><text:span text:style-name="T10">);</text:span></text:p>
      <text:p text:style-name="P21"><text:span text:style-name="T10"><text:s text:c="12"/></text:span><text:span text:style-name="T15">//System.out.println ("</text:span><text:span text:style-name="T16">Perif</text:span><text:span text:style-name="T15"> finished");</text:span></text:p>
      <text:p text:style-name="P17"><text:s text:c="8"/>}</text:p>
      <text:p text:style-name="P17"><text:s text:c="4"/>}</text:p>
      <text:p text:style-name="P17"><text:s text:c="4"/></text:p>
      <text:p text:style-name="P21"><text:span text:style-name="T10"><text:s text:c="4"/></text:span><text:span text:style-name="T9">public</text:span><text:span text:style-name="T10"> Node (</text:span><text:span text:style-name="T9">int</text:span><text:span text:style-name="T10"> num, Node [] nodearr) {</text:span></text:p>
      <text:p text:style-name="P21"><text:span text:style-name="T10"><text:s text:c="8"/></text:span><text:span text:style-name="T9">this</text:span><text:span text:style-name="T10">.</text:span><text:span text:style-name="T12">num</text:span><text:span text:style-name="T10"> = num;</text:span></text:p>
      <text:p text:style-name="P21"><text:span text:style-name="T10"><text:s text:c="8"/></text:span><text:span text:style-name="T9">this</text:span><text:span text:style-name="T10">.</text:span><text:span text:style-name="T12">nodearr</text:span><text:span text:style-name="T10"> = nodearr;</text:span></text:p>
      <text:p text:style-name="P17"><text:s text:c="8"/></text:p>
      <text:p text:style-name="P21"><text:span text:style-name="T10"><text:s text:c="8"/></text:span><text:span text:style-name="T12">MZ</text:span><text:span text:style-name="T10"> = </text:span><text:span text:style-name="T9">new</text:span><text:span text:style-name="T10"> </text:span><text:span text:style-name="T9">int</text:span><text:span text:style-name="T10"> [(num + 1)*Lab9.</text:span><text:span text:style-name="T13">H</text:span><text:span text:style-name="T10">][Lab9.</text:span><text:span text:style-name="T13">N</text:span><text:span text:style-name="T10">]; <text:s text:c="7"/></text:span></text:p>
      <text:p text:style-name="P17"><text:s text:c="8"/></text:p>
      <text:p text:style-name="P21"><text:span text:style-name="T10"><text:s text:c="8"/></text:span><text:span text:style-name="T9">for</text:span><text:span text:style-name="T10"> (</text:span><text:span text:style-name="T9">int</text:span><text:span text:style-name="T10"> i = 0; i &lt; </text:span><text:span text:style-name="T12">K</text:span><text:span text:style-name="T10">; i++)</text:span></text:p>
      <text:p text:style-name="P21"><text:span text:style-name="T10"><text:s text:c="12"/></text:span><text:span text:style-name="T12">perifwrite</text:span><text:span text:style-name="T10">[i] = </text:span><text:span text:style-name="T9">new</text:span><text:span text:style-name="T10"> PipedWriter();</text:span></text:p>
      <text:p text:style-name="P17"><text:s text:c="8"/></text:p>
      <text:p text:style-name="P21"><text:span text:style-name="T10"><text:s text:c="8"/></text:span><text:span text:style-name="T9">for</text:span><text:span text:style-name="T10"> (</text:span><text:span text:style-name="T9">int</text:span><text:span text:style-name="T10"> i = 0; i &lt; </text:span><text:span text:style-name="T12">K</text:span><text:span text:style-name="T10">; i++)</text:span></text:p>
      <text:p text:style-name="P21"><text:span text:style-name="T10"><text:s text:c="12"/></text:span><text:span text:style-name="T12">perif</text:span><text:span text:style-name="T10">[i] = </text:span><text:span text:style-name="T9">new</text:span><text:span text:style-name="T10"> PerifNode(</text:span><text:span text:style-name="T12">perifwrite</text:span><text:span text:style-name="T10">[i]);</text:span></text:p>
      <text:p text:style-name="P17"><text:s text:c="4"/>}</text:p>
      <text:p text:style-name="P21"/>
      <text:p text:style-name="P21"><text:span text:style-name="T10"><text:s text:c="4"/></text:span><text:span text:style-name="T9">public</text:span><text:span text:style-name="T10"> </text:span><text:span text:style-name="T9">void</text:span><text:span text:style-name="T10"> createPipes () {</text:span></text:p>
      <text:p text:style-name="P21"><text:span text:style-name="T10"><text:s text:c="8"/></text:span><text:span text:style-name="T9">try</text:span><text:span text:style-name="T10"> {</text:span></text:p>
      <text:p text:style-name="P21"><text:span text:style-name="T10"><text:s text:c="12"/></text:span><text:span text:style-name="T9">if</text:span><text:span text:style-name="T10"> (</text:span><text:span text:style-name="T12">num</text:span><text:span text:style-name="T10"> &gt; 0) <text:s text:c="7"/></text:span><text:span text:style-name="T12">leftread</text:span><text:span text:style-name="T10"> <text:s/>= </text:span><text:span text:style-name="T9">new</text:span><text:span text:style-name="T10"> PipedReader(</text:span><text:span text:style-name="T12">nodearr</text:span><text:span text:style-name="T10">[</text:span><text:span text:style-name="T12">num</text:span><text:span text:style-name="T10">-1].</text:span><text:span text:style-name="T12">rightwrite</text:span><text:span text:style-name="T10">, Lab9.</text:span><text:span text:style-name="T13">N</text:span><text:span text:style-name="T10">*Lab9.</text:span><text:span text:style-name="T13">N</text:span><text:span text:style-name="T10">*4);</text:span></text:p>
      <text:p text:style-name="P21"><text:span text:style-name="T10"><text:s text:c="12"/></text:span><text:span text:style-name="T9">if</text:span><text:span text:style-name="T10"> (</text:span><text:span text:style-name="T12">num</text:span><text:span text:style-name="T10"> &lt; Lab9.</text:span><text:span text:style-name="T13">P</text:span><text:span text:style-name="T10">-1) </text:span><text:span text:style-name="T12">rightread</text:span><text:span text:style-name="T10"> = </text:span><text:span text:style-name="T9">new</text:span><text:span text:style-name="T10"> PipedReader(</text:span><text:span text:style-name="T12">nodearr</text:span><text:span text:style-name="T10">[</text:span><text:span text:style-name="T12">num</text:span><text:span text:style-name="T10">+1].</text:span><text:span text:style-name="T12">leftwrite</text:span><text:span text:style-name="T10">, Lab9.</text:span><text:span text:style-name="T13">N</text:span><text:span text:style-name="T10">*Lab9.</text:span><text:span text:style-name="T13">N</text:span><text:span text:style-name="T10">*4);</text:span></text:p>
      <text:p text:style-name="P21"><text:span text:style-name="T10"><text:s text:c="8"/>} </text:span><text:span text:style-name="T9">catch</text:span><text:span text:style-name="T10"> (IOException e) { e.printStackTrace(); } <text:s text:c="3"/></text:span></text:p>
      <text:p text:style-name="P17"><text:s text:c="8"/></text:p>
      <text:p text:style-name="P21"><text:span text:style-name="T10"><text:s text:c="8"/></text:span><text:span text:style-name="T9">for</text:span><text:span text:style-name="T10"> (</text:span><text:span text:style-name="T9">int</text:span><text:span text:style-name="T10"> i = 0; i &lt; </text:span><text:span text:style-name="T12">K</text:span><text:span text:style-name="T10">; i++)</text:span></text:p>
      <text:p text:style-name="P21"><text:span text:style-name="T10"><text:s text:c="12"/></text:span><text:span text:style-name="T9">try</text:span><text:span text:style-name="T10"> {</text:span></text:p>
      <text:p text:style-name="P21"><text:span text:style-name="T10"><text:s text:c="16"/></text:span><text:span text:style-name="T12">perifread</text:span><text:span text:style-name="T10">[i] = </text:span><text:span text:style-name="T9">new</text:span><text:span text:style-name="T10"> PipedReader (</text:span><text:span text:style-name="T12">perif</text:span><text:span text:style-name="T10">[i].</text:span><text:span text:style-name="T12">mainwrite</text:span><text:span text:style-name="T10">);</text:span></text:p>
      <text:p text:style-name="P21"><text:span text:style-name="T10"><text:s text:c="12"/>} </text:span><text:span text:style-name="T9">catch</text:span><text:span text:style-name="T10"> (IOException e) { e.printStackTrace(); }</text:span></text:p>
      <text:p text:style-name="P17"><text:s text:c="4"/>}</text:p>
      <text:p text:style-name="P17"><text:s text:c="4"/></text:p>
      <text:p text:style-name="P21"><text:span text:style-name="T10"><text:s text:c="4"/></text:span><text:span text:style-name="T9">public</text:span><text:span text:style-name="T10"> </text:span><text:span text:style-name="T9">void</text:span><text:span text:style-name="T10"> run () {</text:span></text:p>
      <text:p text:style-name="P21"><text:span text:style-name="T10"><text:s text:c="8"/>System.</text:span><text:span text:style-name="T13">out</text:span><text:span text:style-name="T10">.println (</text:span><text:span text:style-name="T14">"Thread "</text:span><text:span text:style-name="T10"> + </text:span><text:span text:style-name="T12">num</text:span><text:span text:style-name="T10"> + </text:span><text:span text:style-name="T14">": started"</text:span><text:span text:style-name="T10">); <text:s text:c="6"/></text:span></text:p>
      <text:p text:style-name="P17"><text:soft-page-break/><text:s text:c="8"/></text:p>
      <text:p text:style-name="P21"><text:span text:style-name="T10"><text:s text:c="8"/></text:span><text:span text:style-name="T9">if</text:span><text:span text:style-name="T10"> (</text:span><text:span text:style-name="T12">num</text:span><text:span text:style-name="T10"> &lt; Lab9.</text:span><text:span text:style-name="T13">P</text:span><text:span text:style-name="T10"> / 2) {</text:span></text:p>
      <text:p text:style-name="P21"><text:span text:style-name="T10"><text:s text:c="12"/></text:span><text:span text:style-name="T9">if</text:span><text:span text:style-name="T10"> (</text:span><text:span text:style-name="T12">num</text:span><text:span text:style-name="T10"> == 0) {</text:span></text:p>
      <text:p text:style-name="P21"><text:span text:style-name="T10"><text:s text:c="16"/>inputMatr(</text:span><text:span text:style-name="T12">MB</text:span><text:span text:style-name="T10">);</text:span></text:p>
      <text:p text:style-name="P17"><text:s text:c="16"/></text:p>
      <text:p text:style-name="P21"><text:span text:style-name="T10"><text:s text:c="16"/></text:span><text:span text:style-name="T15">//MB[1][2] = 2;</text:span></text:p>
      <text:p text:style-name="P17"><text:s text:c="16"/></text:p>
      <text:p text:style-name="P21"><text:span text:style-name="T10"><text:s text:c="12"/>} </text:span><text:span text:style-name="T9">else</text:span><text:span text:style-name="T10"> {</text:span></text:p>
      <text:p text:style-name="P21"><text:span text:style-name="T10"><text:s text:c="16"/></text:span><text:span text:style-name="T12">MB</text:span><text:span text:style-name="T10"> = readPipe (</text:span><text:span text:style-name="T12">leftread</text:span><text:span text:style-name="T10">, </text:span><text:span text:style-name="T12">MB</text:span><text:span text:style-name="T10">.</text:span><text:span text:style-name="T12">length</text:span><text:span text:style-name="T10">);</text:span></text:p>
      <text:p text:style-name="P17"><text:s text:c="12"/>}</text:p>
      <text:p text:style-name="P17"><text:s text:c="12"/></text:p>
      <text:p text:style-name="P21"><text:span text:style-name="T10"><text:s text:c="12"/>System.</text:span><text:span text:style-name="T13">out</text:span><text:span text:style-name="T10">.println (</text:span><text:span text:style-name="T14">"Thread "</text:span><text:span text:style-name="T10"> + </text:span><text:span text:style-name="T12">num</text:span><text:span text:style-name="T10"> + </text:span><text:span text:style-name="T14">": received MB"</text:span><text:span text:style-name="T10">);</text:span></text:p>
      <text:p text:style-name="P17"><text:s text:c="12"/></text:p>
      <text:p text:style-name="P21"><text:span text:style-name="T10"><text:s text:c="12"/>writePipe (</text:span><text:span text:style-name="T12">rightwrite</text:span><text:span text:style-name="T10">, </text:span><text:span text:style-name="T12">MB</text:span><text:span text:style-name="T10">, </text:span><text:span text:style-name="T12">MB</text:span><text:span text:style-name="T10">.</text:span><text:span text:style-name="T12">length</text:span><text:span text:style-name="T10">); <text:s text:c="4"/></text:span></text:p>
      <text:p text:style-name="P17"><text:s text:c="12"/></text:p>
      <text:p text:style-name="P21"><text:span text:style-name="T10"><text:s text:c="12"/>System.</text:span><text:span text:style-name="T13">out</text:span><text:span text:style-name="T10">.println (</text:span><text:span text:style-name="T14">"Thread "</text:span><text:span text:style-name="T10"> + </text:span><text:span text:style-name="T12">num</text:span><text:span text:style-name="T10"> + </text:span><text:span text:style-name="T14">": send MB"</text:span><text:span text:style-name="T10">);</text:span></text:p>
      <text:p text:style-name="P17"><text:s text:c="12"/></text:p>
      <text:p text:style-name="P21"><text:span text:style-name="T10"><text:s text:c="12"/></text:span><text:span text:style-name="T12">MC</text:span><text:span text:style-name="T10"> = readPipe (</text:span><text:span text:style-name="T12">rightread</text:span><text:span text:style-name="T10">, </text:span><text:span text:style-name="T12">MC</text:span><text:span text:style-name="T10">.</text:span><text:span text:style-name="T12">length</text:span><text:span text:style-name="T10">); <text:s text:c="11"/></text:span></text:p>
      <text:p text:style-name="P21"><text:span text:style-name="T10"><text:s text:c="12"/></text:span><text:span text:style-name="T12">MZ</text:span><text:span text:style-name="T10"> = readPipe (</text:span><text:span text:style-name="T12">rightread</text:span><text:span text:style-name="T10">, </text:span><text:span text:style-name="T12">MZ</text:span><text:span text:style-name="T10">.</text:span><text:span text:style-name="T12">length</text:span><text:span text:style-name="T10">);</text:span></text:p>
      <text:p text:style-name="P21"><text:span text:style-name="T10"><text:s text:c="12"/>System.</text:span><text:span text:style-name="T13">out</text:span><text:span text:style-name="T10">.println (</text:span><text:span text:style-name="T14">"Thread "</text:span><text:span text:style-name="T10"> + </text:span><text:span text:style-name="T12">num</text:span><text:span text:style-name="T10"> + </text:span><text:span text:style-name="T14">": receive MC &amp; MZ"</text:span><text:span text:style-name="T10">);</text:span></text:p>
      <text:p text:style-name="P17"><text:s text:c="12"/></text:p>
      <text:p text:style-name="P21"><text:span text:style-name="T10"><text:s text:c="12"/></text:span><text:span text:style-name="T9">if</text:span><text:span text:style-name="T10"> (</text:span><text:span text:style-name="T12">num</text:span><text:span text:style-name="T10"> &gt; 0) {</text:span></text:p>
      <text:p text:style-name="P21"><text:span text:style-name="T10"><text:s text:c="16"/>writePipe (</text:span><text:span text:style-name="T12">leftwrite</text:span><text:span text:style-name="T10">, </text:span><text:span text:style-name="T12">MC</text:span><text:span text:style-name="T10">, </text:span><text:span text:style-name="T12">MC</text:span><text:span text:style-name="T10">.</text:span><text:span text:style-name="T12">length</text:span><text:span text:style-name="T10">);</text:span></text:p>
      <text:p text:style-name="P21"><text:span text:style-name="T10"><text:s text:c="16"/>writePipe (</text:span><text:span text:style-name="T12">leftwrite</text:span><text:span text:style-name="T10">, </text:span><text:span text:style-name="T12">MZ</text:span><text:span text:style-name="T10">, </text:span><text:span text:style-name="T12">MZ</text:span><text:span text:style-name="T10">.</text:span><text:span text:style-name="T12">length</text:span><text:span text:style-name="T10"> - Lab9.</text:span><text:span text:style-name="T13">H</text:span><text:span text:style-name="T10">);</text:span></text:p>
      <text:p text:style-name="P17"><text:s text:c="12"/>}</text:p>
      <text:p text:style-name="P21"><text:span text:style-name="T10"><text:s text:c="12"/>System.</text:span><text:span text:style-name="T13">out</text:span><text:span text:style-name="T10">.println (</text:span><text:span text:style-name="T14">"Thread "</text:span><text:span text:style-name="T10"> + </text:span><text:span text:style-name="T12">num</text:span><text:span text:style-name="T10"> + </text:span><text:span text:style-name="T14">": send MC"</text:span><text:span text:style-name="T10">);</text:span></text:p>
      <text:p text:style-name="P21"><text:span text:style-name="T10"><text:s text:c="8"/>} </text:span><text:span text:style-name="T9">else</text:span><text:span text:style-name="T10"> {</text:span></text:p>
      <text:p text:style-name="P21"><text:span text:style-name="T10"><text:s text:c="12"/></text:span><text:span text:style-name="T9">if</text:span><text:span text:style-name="T10"> (</text:span><text:span text:style-name="T12">num</text:span><text:span text:style-name="T10"> == Lab9.</text:span><text:span text:style-name="T13">P</text:span><text:span text:style-name="T10">-1) {</text:span></text:p>
      <text:p text:style-name="P21"><text:span text:style-name="T10"><text:s text:c="16"/>inputMatr(</text:span><text:span text:style-name="T12">MC</text:span><text:span text:style-name="T10">);</text:span></text:p>
      <text:p text:style-name="P21"><text:span text:style-name="T10"><text:s text:c="16"/>inputMatr(</text:span><text:span text:style-name="T12">MZ</text:span><text:span text:style-name="T10">); <text:s/></text:span></text:p>
      <text:p text:style-name="P17"><text:s text:c="16"/></text:p>
      <text:p text:style-name="P21"><text:span text:style-name="T10"><text:s text:c="16"/></text:span><text:span text:style-name="T15">//MZ[1][2] = 2;</text:span></text:p>
      <text:p text:style-name="P21"><text:span text:style-name="T10"><text:s text:c="16"/></text:span><text:span text:style-name="T15">//MC[1][2] = 2;</text:span></text:p>
      <text:p text:style-name="P17"><text:s text:c="16"/></text:p>
      <text:p text:style-name="P21"><text:span text:style-name="T10"><text:s text:c="16"/>transpon(</text:span><text:span text:style-name="T12">MZ</text:span><text:span text:style-name="T10">);</text:span></text:p>
      <text:p text:style-name="P21"><text:span text:style-name="T10"><text:s text:c="12"/>} </text:span><text:span text:style-name="T9">else</text:span><text:span text:style-name="T10"> {</text:span></text:p>
      <text:p text:style-name="P21"><text:span text:style-name="T10"><text:s text:c="16"/></text:span><text:span text:style-name="T12">MC</text:span><text:span text:style-name="T10"> = readPipe (</text:span><text:span text:style-name="T12">rightread</text:span><text:span text:style-name="T10">, </text:span><text:span text:style-name="T12">MC</text:span><text:span text:style-name="T10">.</text:span><text:span text:style-name="T12">length</text:span><text:span text:style-name="T10">);</text:span></text:p>
      <text:p text:style-name="P21"><text:span text:style-name="T10"><text:s text:c="16"/></text:span><text:span text:style-name="T12">MZ</text:span><text:span text:style-name="T10"> = readPipe (</text:span><text:span text:style-name="T12">rightread</text:span><text:span text:style-name="T10">, </text:span><text:span text:style-name="T12">MZ</text:span><text:span text:style-name="T10">.</text:span><text:span text:style-name="T12">length</text:span><text:span text:style-name="T10">);</text:span></text:p>
      <text:p text:style-name="P17"><text:s text:c="12"/>}</text:p>
      <text:p text:style-name="P17"><text:s text:c="12"/></text:p>
      <text:p text:style-name="P21"><text:span text:style-name="T10"><text:s text:c="12"/>System.</text:span><text:span text:style-name="T13">out</text:span><text:span text:style-name="T10">.println (</text:span><text:span text:style-name="T14">"Thread "</text:span><text:span text:style-name="T10"> + </text:span><text:span text:style-name="T12">num</text:span><text:span text:style-name="T10"> + </text:span><text:span text:style-name="T14">": received MC &amp; MZ"</text:span><text:span text:style-name="T10">);</text:span></text:p>
      <text:p text:style-name="P17"><text:s text:c="12"/></text:p>
      <text:p text:style-name="P21"><text:span text:style-name="T10"><text:s text:c="12"/>writePipe (</text:span><text:span text:style-name="T12">leftwrite</text:span><text:span text:style-name="T10">, </text:span><text:span text:style-name="T12">MC</text:span><text:span text:style-name="T10">, </text:span><text:span text:style-name="T12">MC</text:span><text:span text:style-name="T10">.</text:span><text:span text:style-name="T12">length</text:span><text:span text:style-name="T10">);</text:span></text:p>
      <text:p text:style-name="P21"><text:span text:style-name="T10"><text:s text:c="12"/>writePipe (</text:span><text:span text:style-name="T12">leftwrite</text:span><text:span text:style-name="T10">, </text:span><text:span text:style-name="T12">MZ</text:span><text:span text:style-name="T10">, </text:span><text:span text:style-name="T12">MZ</text:span><text:span text:style-name="T10">.</text:span><text:span text:style-name="T12">length</text:span><text:span text:style-name="T10"> - Lab9.</text:span><text:span text:style-name="T13">H</text:span><text:span text:style-name="T10">);</text:span></text:p>
      <text:p text:style-name="P17"><text:s text:c="12"/></text:p>
      <text:p text:style-name="P21"><text:span text:style-name="T10"><text:s text:c="12"/>System.</text:span><text:span text:style-name="T13">out</text:span><text:span text:style-name="T10">.println (</text:span><text:span text:style-name="T14">"Thread "</text:span><text:span text:style-name="T10"> + </text:span><text:span text:style-name="T12">num</text:span><text:span text:style-name="T10"> + </text:span><text:span text:style-name="T14">": send MC &amp; MZ"</text:span><text:span text:style-name="T10">);</text:span></text:p>
      <text:p text:style-name="P17"><text:s text:c="12"/></text:p>
      <text:p text:style-name="P21"><text:span text:style-name="T10"><text:s text:c="12"/></text:span><text:span text:style-name="T12">MB</text:span><text:span text:style-name="T10"> = readPipe (</text:span><text:span text:style-name="T12">leftread</text:span><text:span text:style-name="T10">, </text:span><text:span text:style-name="T12">MB</text:span><text:span text:style-name="T10">.</text:span><text:span text:style-name="T12">length</text:span><text:span text:style-name="T10">);</text:span></text:p>
      <text:p text:style-name="P21"><text:span text:style-name="T10"><text:s text:c="12"/>System.</text:span><text:span text:style-name="T13">out</text:span><text:span text:style-name="T10">.println (</text:span><text:span text:style-name="T14">"Thread "</text:span><text:span text:style-name="T10"> + </text:span><text:span text:style-name="T12">num</text:span><text:span text:style-name="T10"> + </text:span><text:span text:style-name="T14">": received MB"</text:span><text:span text:style-name="T10">);</text:span></text:p>
      <text:p text:style-name="P21"><text:span text:style-name="T10"><text:s text:c="12"/></text:span><text:span text:style-name="T9">if</text:span><text:span text:style-name="T10"> (</text:span><text:span text:style-name="T12">num</text:span><text:span text:style-name="T10"> &lt; Lab9.</text:span><text:span text:style-name="T13">P</text:span><text:span text:style-name="T10">-1) writePipe (</text:span><text:span text:style-name="T12">rightwrite</text:span><text:span text:style-name="T10">, </text:span><text:span text:style-name="T12">MB</text:span><text:span text:style-name="T10">, </text:span><text:span text:style-name="T12">MB</text:span><text:span text:style-name="T10">.</text:span><text:span text:style-name="T12">length</text:span><text:span text:style-name="T10">);</text:span></text:p>
      <text:p text:style-name="P21"><text:span text:style-name="T10"><text:s text:c="12"/>System.</text:span><text:span text:style-name="T13">out</text:span><text:span text:style-name="T10">.println (</text:span><text:span text:style-name="T14">"Thread "</text:span><text:span text:style-name="T10"> + </text:span><text:span text:style-name="T12">num</text:span><text:span text:style-name="T10"> + </text:span><text:span text:style-name="T14">": send MB"</text:span><text:span text:style-name="T10">);</text:span></text:p>
      <text:p text:style-name="P17"><text:s text:c="8"/>}</text:p>
      <text:p text:style-name="P17"><text:s text:c="8"/></text:p>
      <text:p text:style-name="P21"><text:span text:style-name="T10"><text:s text:c="8"/></text:span><text:span text:style-name="T9">for</text:span><text:span text:style-name="T10"> (</text:span><text:span text:style-name="T9">int</text:span><text:span text:style-name="T10"> i = 0; i &lt; </text:span><text:span text:style-name="T12">K</text:span><text:span text:style-name="T10">; i++) </text:span></text:p>
      <text:p text:style-name="P21"><text:span text:style-name="T10"><text:s text:c="12"/></text:span><text:span text:style-name="T12">perif</text:span><text:span text:style-name="T10">[i].start();</text:span></text:p>
      <text:p text:style-name="P17"><text:s text:c="8"/></text:p>
      <text:p text:style-name="P21"><text:span text:style-name="T10"><text:s text:c="8"/></text:span><text:span text:style-name="T9">int</text:span><text:span text:style-name="T10"> part = Lab9.</text:span><text:span text:style-name="T13">H</text:span><text:span text:style-name="T10"> / (</text:span><text:span text:style-name="T12">K</text:span><text:span text:style-name="T10">+1);</text:span></text:p>
      <text:p text:style-name="P17"><text:s text:c="8"/></text:p>
      <text:p text:style-name="P21"><text:span text:style-name="T10"><text:s text:c="8"/></text:span><text:span text:style-name="T9">for</text:span><text:span text:style-name="T10"> (</text:span><text:span text:style-name="T9">int</text:span><text:span text:style-name="T10"> i = 0; i &lt; </text:span><text:span text:style-name="T12">K</text:span><text:span text:style-name="T10">; i++) {</text:span></text:p>
      <text:p text:style-name="P21"><text:span text:style-name="T10"><text:s text:c="12"/>writePipe(</text:span><text:span text:style-name="T12">perifwrite</text:span><text:span text:style-name="T10">[i], </text:span><text:span text:style-name="T12">MB</text:span><text:span text:style-name="T10">, </text:span><text:span text:style-name="T12">MB</text:span><text:span text:style-name="T10">.</text:span><text:span text:style-name="T12">length</text:span><text:span text:style-name="T10">);</text:span></text:p>
      <text:p text:style-name="P21"><text:span text:style-name="T10"><text:s text:c="12"/>writePipe(</text:span><text:span text:style-name="T12">perifwrite</text:span><text:span text:style-name="T10">[i], </text:span><text:span text:style-name="T12">MC</text:span><text:span text:style-name="T10">, </text:span><text:span text:style-name="T12">MC</text:span><text:span text:style-name="T10">.</text:span><text:span text:style-name="T12">length</text:span><text:span text:style-name="T10">); <text:s text:c="11"/></text:span></text:p>
      <text:p text:style-name="P21"><text:soft-page-break/><text:span text:style-name="T10"><text:s text:c="12"/>writePipe(</text:span><text:span text:style-name="T12">perifwrite</text:span><text:span text:style-name="T10">[i], scissors (</text:span><text:span text:style-name="T12">MZ</text:span><text:span text:style-name="T10">, </text:span><text:span text:style-name="T12">num</text:span><text:span text:style-name="T10">*Lab9.</text:span><text:span text:style-name="T13">H</text:span><text:span text:style-name="T10"> + i, part), part);</text:span></text:p>
      <text:p text:style-name="P17"><text:s text:c="8"/>}</text:p>
      <text:p text:style-name="P17"><text:s text:c="8"/></text:p>
      <text:p text:style-name="P21"><text:span text:style-name="T10"><text:s text:c="8"/></text:span><text:span text:style-name="T9">int</text:span><text:span text:style-name="T10"> [][] temp = process(</text:span><text:span text:style-name="T12">MB</text:span><text:span text:style-name="T10">, </text:span><text:span text:style-name="T12">MC</text:span><text:span text:style-name="T10">, scissors (</text:span><text:span text:style-name="T12">MZ</text:span><text:span text:style-name="T10">, </text:span><text:span text:style-name="T12">num</text:span><text:span text:style-name="T10">*Lab9.</text:span><text:span text:style-name="T13">H</text:span><text:span text:style-name="T10"> + </text:span><text:span text:style-name="T12">K</text:span><text:span text:style-name="T10">*part, part));</text:span></text:p>
      <text:p text:style-name="P17"><text:s text:c="8"/></text:p>
      <text:p text:style-name="P21"><text:span text:style-name="T10"><text:s text:c="8"/></text:span><text:span text:style-name="T9">int</text:span><text:span text:style-name="T10"> [][] MTemp1 = </text:span><text:span text:style-name="T9">new</text:span><text:span text:style-name="T10"> </text:span><text:span text:style-name="T9">int</text:span><text:span text:style-name="T10"> [Lab9.</text:span><text:span text:style-name="T13">H</text:span><text:span text:style-name="T10">][Lab9.</text:span><text:span text:style-name="T13">N</text:span><text:span text:style-name="T10">];</text:span></text:p>
      <text:p text:style-name="P17"><text:s text:c="8"/></text:p>
      <text:p text:style-name="P21"><text:span text:style-name="T10"><text:s text:c="8"/>glue (MTemp1, temp, </text:span><text:span text:style-name="T12">K</text:span><text:span text:style-name="T10">*part);</text:span></text:p>
      <text:p text:style-name="P17"><text:s text:c="8"/></text:p>
      <text:p text:style-name="P21"><text:span text:style-name="T10"><text:s text:c="8"/></text:span><text:span text:style-name="T9">for</text:span><text:span text:style-name="T10"> (</text:span><text:span text:style-name="T9">int</text:span><text:span text:style-name="T10"> i = 0; i &lt; </text:span><text:span text:style-name="T12">K</text:span><text:span text:style-name="T10">; i++) {</text:span></text:p>
      <text:p text:style-name="P21"><text:span text:style-name="T10"><text:s text:c="12"/>temp = readPipe(</text:span><text:span text:style-name="T12">perifread</text:span><text:span text:style-name="T10">[i], part);</text:span></text:p>
      <text:p text:style-name="P17"><text:s text:c="12"/>glue (MTemp1, temp, i*part);</text:p>
      <text:p text:style-name="P17"><text:s text:c="8"/>} <text:s text:c="13"/></text:p>
      <text:p text:style-name="P17"><text:s text:c="8"/></text:p>
      <text:p text:style-name="P21"><text:span text:style-name="T10"><text:s text:c="8"/></text:span><text:span text:style-name="T9">int</text:span><text:span text:style-name="T10"> [][] MRez = </text:span><text:span text:style-name="T9">new</text:span><text:span text:style-name="T10"> </text:span><text:span text:style-name="T9">int</text:span><text:span text:style-name="T10"> [(Lab9.</text:span><text:span text:style-name="T13">P</text:span><text:span text:style-name="T10"> - </text:span><text:span text:style-name="T12">num</text:span><text:span text:style-name="T10">)*Lab9.</text:span><text:span text:style-name="T13">H</text:span><text:span text:style-name="T10">][Lab9.</text:span><text:span text:style-name="T13">N</text:span><text:span text:style-name="T10">];</text:span></text:p>
      <text:p text:style-name="P17"><text:s text:c="8"/></text:p>
      <text:p text:style-name="P17"><text:s text:c="8"/>glue(MRez, MTemp1, 0);</text:p>
      <text:p text:style-name="P17"><text:s text:c="8"/></text:p>
      <text:p text:style-name="P21"><text:span text:style-name="T10"><text:s text:c="8"/></text:span><text:span text:style-name="T9">int</text:span><text:span text:style-name="T10"> [][] MTemp2 = </text:span><text:span text:style-name="T9">new</text:span><text:span text:style-name="T10"> </text:span><text:span text:style-name="T9">int</text:span><text:span text:style-name="T10"> [(Lab9.</text:span><text:span text:style-name="T13">P</text:span><text:span text:style-name="T10"> - </text:span><text:span text:style-name="T12">num</text:span><text:span text:style-name="T10"> - 1)*Lab9.</text:span><text:span text:style-name="T13">H</text:span><text:span text:style-name="T10">][Lab9.</text:span><text:span text:style-name="T13">N</text:span><text:span text:style-name="T10">];</text:span></text:p>
      <text:p text:style-name="P21"><text:span text:style-name="T10"><text:s text:c="8"/></text:span><text:span text:style-name="T9">if</text:span><text:span text:style-name="T10"> (</text:span><text:span text:style-name="T12">num</text:span><text:span text:style-name="T10"> &lt; Lab9.</text:span><text:span text:style-name="T13">P</text:span><text:span text:style-name="T10"> - 1) {</text:span></text:p>
      <text:p text:style-name="P21"><text:span text:style-name="T10"><text:s text:c="12"/>MTemp2 = readPipe(</text:span><text:span text:style-name="T12">rightread</text:span><text:span text:style-name="T10">, MTemp2.</text:span><text:span text:style-name="T12">length</text:span><text:span text:style-name="T10">);</text:span></text:p>
      <text:p text:style-name="P21"><text:span text:style-name="T10"><text:s text:c="12"/>glue(MRez, MTemp2, Lab9.</text:span><text:span text:style-name="T13">H</text:span><text:span text:style-name="T10">);</text:span></text:p>
      <text:p text:style-name="P17"><text:s text:c="8"/>}</text:p>
      <text:p text:style-name="P17"><text:s text:c="8"/></text:p>
      <text:p text:style-name="P21"><text:span text:style-name="T10"><text:s text:c="8"/></text:span><text:span text:style-name="T9">if</text:span><text:span text:style-name="T10"> (</text:span><text:span text:style-name="T12">num</text:span><text:span text:style-name="T10"> &gt; 0) writePipe(</text:span><text:span text:style-name="T12">leftwrite</text:span><text:span text:style-name="T10">, MRez, MRez.</text:span><text:span text:style-name="T12">length</text:span><text:span text:style-name="T10">);</text:span></text:p>
      <text:p text:style-name="P17"><text:s text:c="8"/></text:p>
      <text:p text:style-name="P21"><text:span text:style-name="T10"><text:s text:c="8"/></text:span><text:span text:style-name="T9">if</text:span><text:span text:style-name="T10"> ( (</text:span><text:span text:style-name="T12">num</text:span><text:span text:style-name="T10"> == 0) &amp;&amp; (Lab9.</text:span><text:span text:style-name="T13">N</text:span><text:span text:style-name="T10"> &lt; 25) ) </text:span><text:span text:style-name="T11">{</text:span></text:p>
      <text:p text:style-name="P18"><text:s text:c="12"/>transpon (MRez);</text:p>
      <text:p text:style-name="P18"><text:s text:c="12"/>printMatr(MRez);</text:p>
      <text:p text:style-name="P18"><text:s text:c="8"/>}</text:p>
      <text:p text:style-name="P17"><text:s text:c="12"/></text:p>
      <text:p text:style-name="P21"><text:span text:style-name="T10"><text:s text:c="8"/>System.</text:span><text:span text:style-name="T13">out</text:span><text:span text:style-name="T10">.println (</text:span><text:span text:style-name="T14">"Thread "</text:span><text:span text:style-name="T10"> + </text:span><text:span text:style-name="T12">num</text:span><text:span text:style-name="T10"> + </text:span><text:span text:style-name="T14">": finished"</text:span><text:span text:style-name="T10">);</text:span></text:p>
      <text:p text:style-name="P17"><text:s text:c="4"/>}</text:p>
      <text:p text:style-name="P17"><text:s text:c="4"/></text:p>
      <text:p text:style-name="P21"><text:span text:style-name="T10"><text:s text:c="4"/></text:span><text:span text:style-name="T9">private</text:span><text:span text:style-name="T10"> </text:span><text:span text:style-name="T9">void</text:span><text:span text:style-name="T10"> glue (</text:span><text:span text:style-name="T9">int</text:span><text:span text:style-name="T10"> [][] rez, </text:span><text:span text:style-name="T9">int</text:span><text:span text:style-name="T10">[][] part, </text:span><text:span text:style-name="T9">int</text:span><text:span text:style-name="T10"> start) {</text:span></text:p>
      <text:p text:style-name="P21"><text:span text:style-name="T10"><text:s text:c="8"/></text:span><text:span text:style-name="T9">for</text:span><text:span text:style-name="T10"> (</text:span><text:span text:style-name="T9">int</text:span><text:span text:style-name="T10"> i = 0; i &lt; part.</text:span><text:span text:style-name="T12">length</text:span><text:span text:style-name="T10">; i++) {</text:span></text:p>
      <text:p text:style-name="P17"><text:s text:c="12"/>rez[start + i] = part[i];</text:p>
      <text:p text:style-name="P17"><text:s text:c="8"/>}</text:p>
      <text:p text:style-name="P17"><text:s text:c="4"/>}</text:p>
      <text:p text:style-name="P17"><text:s text:c="4"/></text:p>
      <text:p text:style-name="P21"><text:span text:style-name="T10"><text:s text:c="4"/></text:span><text:span text:style-name="T9">private</text:span><text:span text:style-name="T10"> </text:span><text:span text:style-name="T9">int</text:span><text:span text:style-name="T10">[][] scissors (</text:span><text:span text:style-name="T9">int</text:span><text:span text:style-name="T10"> [][] MX, </text:span><text:span text:style-name="T9">int</text:span><text:span text:style-name="T10"> start, </text:span><text:span text:style-name="T9">int</text:span><text:span text:style-name="T10"> len) {</text:span></text:p>
      <text:p text:style-name="P21"><text:span text:style-name="T10"><text:s text:c="8"/></text:span><text:span text:style-name="T9">int</text:span><text:span text:style-name="T10"> [][] rez = </text:span><text:span text:style-name="T9">new</text:span><text:span text:style-name="T10"> </text:span><text:span text:style-name="T9">int</text:span><text:span text:style-name="T10"> [len][Lab9.</text:span><text:span text:style-name="T13">N</text:span><text:span text:style-name="T10">];</text:span></text:p>
      <text:p text:style-name="P17"><text:s text:c="8"/></text:p>
      <text:p text:style-name="P21"><text:span text:style-name="T10"><text:s text:c="8"/></text:span><text:span text:style-name="T9">for</text:span><text:span text:style-name="T10"> (</text:span><text:span text:style-name="T9">int</text:span><text:span text:style-name="T10"> i = 0; i &lt; len; i++) {</text:span></text:p>
      <text:p text:style-name="P17"><text:s text:c="12"/>rez[i] = MX[start + i];</text:p>
      <text:p text:style-name="P17"><text:s text:c="8"/>}</text:p>
      <text:p text:style-name="P17"><text:s text:c="8"/></text:p>
      <text:p text:style-name="P21"><text:span text:style-name="T10"><text:s text:c="8"/></text:span><text:span text:style-name="T9">return</text:span><text:span text:style-name="T10"> rez;</text:span></text:p>
      <text:p text:style-name="P17"><text:s text:c="4"/>}</text:p>
      <text:p text:style-name="P17"><text:s text:c="4"/></text:p>
      <text:p text:style-name="P21"><text:span text:style-name="T10"><text:s text:c="4"/></text:span><text:span text:style-name="T9">private</text:span><text:span text:style-name="T10"> </text:span><text:span text:style-name="T9">void</text:span><text:span text:style-name="T10"> transpon (</text:span><text:span text:style-name="T9">int</text:span><text:span text:style-name="T10"> [][] MX) {</text:span></text:p>
      <text:p text:style-name="P21"><text:span text:style-name="T10"><text:s text:c="8"/></text:span><text:span text:style-name="T9">int</text:span><text:span text:style-name="T10"> temp;</text:span></text:p>
      <text:p text:style-name="P21"><text:span text:style-name="T10"><text:s text:c="8"/></text:span><text:span text:style-name="T9">for</text:span><text:span text:style-name="T10"> (</text:span><text:span text:style-name="T9">int</text:span><text:span text:style-name="T10"> i = 0; i &lt; MX.</text:span><text:span text:style-name="T12">length</text:span><text:span text:style-name="T10">; i++) {</text:span></text:p>
      <text:p text:style-name="P21"><text:span text:style-name="T10"><text:s text:c="12"/></text:span><text:span text:style-name="T9">for</text:span><text:span text:style-name="T10"> (</text:span><text:span text:style-name="T9">int</text:span><text:span text:style-name="T10"> j = i; j &lt; MX[0].</text:span><text:span text:style-name="T12">length</text:span><text:span text:style-name="T10">; j++) { <text:s text:c="15"/></text:span></text:p>
      <text:p text:style-name="P17"><text:s text:c="16"/>temp = MX[i][j];</text:p>
      <text:p text:style-name="P17"><text:s text:c="16"/>MX[i][j] = MX[j][i];</text:p>
      <text:p text:style-name="P17"><text:s text:c="16"/>MX[j][i] = temp;</text:p>
      <text:p text:style-name="P17"><text:s text:c="12"/>}</text:p>
      <text:p text:style-name="P17"><text:s text:c="8"/>}</text:p>
      <text:p text:style-name="P17"><text:s text:c="4"/>}</text:p>
      <text:p text:style-name="P17"><text:soft-page-break/><text:s text:c="4"/></text:p>
      <text:p text:style-name="P21"><text:span text:style-name="T10"><text:s text:c="4"/></text:span><text:span text:style-name="T9">private</text:span><text:span text:style-name="T10"> </text:span><text:span text:style-name="T9">void</text:span><text:span text:style-name="T10"> inputMatr (</text:span><text:span text:style-name="T9">int</text:span><text:span text:style-name="T10"> [][] MX) {</text:span></text:p>
      <text:p text:style-name="P21"><text:span text:style-name="T10"><text:s text:c="8"/></text:span><text:span text:style-name="T9">for</text:span><text:span text:style-name="T10"> (</text:span><text:span text:style-name="T9">int</text:span><text:span text:style-name="T10"> i = 0; i &lt; MX.</text:span><text:span text:style-name="T12">length</text:span><text:span text:style-name="T10">; i++) </text:span></text:p>
      <text:p text:style-name="P21"><text:span text:style-name="T10"><text:s text:c="12"/></text:span><text:span text:style-name="T9">for</text:span><text:span text:style-name="T10"> (</text:span><text:span text:style-name="T9">int</text:span><text:span text:style-name="T10"> j = 0; j &lt; MX[0].</text:span><text:span text:style-name="T12">length</text:span><text:span text:style-name="T10">; j++) </text:span></text:p>
      <text:p text:style-name="P17"><text:s text:c="16"/>MX[i][j] = 1;</text:p>
      <text:p text:style-name="P17"><text:s text:c="4"/>}</text:p>
      <text:p text:style-name="P17"><text:s text:c="4"/></text:p>
      <text:p text:style-name="P21"><text:span text:style-name="T10"><text:s text:c="4"/></text:span><text:span text:style-name="T9">private</text:span><text:span text:style-name="T10"> </text:span><text:span text:style-name="T9">int</text:span><text:span text:style-name="T10"> [][] readPipe (PipedReader pipe, </text:span><text:span text:style-name="T9">int</text:span><text:span text:style-name="T10"> J) {</text:span></text:p>
      <text:p text:style-name="P21"><text:span text:style-name="T10"><text:s text:c="8"/></text:span><text:span text:style-name="T9">int</text:span><text:span text:style-name="T10"> [][] rez = </text:span><text:span text:style-name="T9">new</text:span><text:span text:style-name="T10"> </text:span><text:span text:style-name="T9">int</text:span><text:span text:style-name="T10"> [J][Lab9.</text:span><text:span text:style-name="T13">N</text:span><text:span text:style-name="T10">];</text:span></text:p>
      <text:p text:style-name="P17"><text:s text:c="8"/></text:p>
      <text:p text:style-name="P21"><text:span text:style-name="T10"><text:s text:c="8"/></text:span><text:span text:style-name="T9">for</text:span><text:span text:style-name="T10"> (</text:span><text:span text:style-name="T9">int</text:span><text:span text:style-name="T10"> i = 0; i &lt; J; i++) {</text:span></text:p>
      <text:p text:style-name="P21"><text:span text:style-name="T10"><text:s text:c="12"/></text:span><text:span text:style-name="T9">for</text:span><text:span text:style-name="T10"> (</text:span><text:span text:style-name="T9">int</text:span><text:span text:style-name="T10"> j = 0; j &lt; Lab9.</text:span><text:span text:style-name="T13">N</text:span><text:span text:style-name="T10">; j++) {</text:span></text:p>
      <text:p text:style-name="P21"><text:span text:style-name="T10"><text:s text:c="16"/></text:span><text:span text:style-name="T9">try</text:span><text:span text:style-name="T10"> {</text:span></text:p>
      <text:p text:style-name="P17"><text:s text:c="20"/>rez[i][j] = pipe.read();</text:p>
      <text:p text:style-name="P21"><text:span text:style-name="T10"><text:s text:c="16"/>} </text:span><text:span text:style-name="T9">catch</text:span><text:span text:style-name="T10"> (IOException e) { e.printStackTrace(); }</text:span></text:p>
      <text:p text:style-name="P17"><text:s text:c="12"/>}</text:p>
      <text:p text:style-name="P17"><text:s text:c="8"/>}</text:p>
      <text:p text:style-name="P17"><text:s text:c="8"/></text:p>
      <text:p text:style-name="P21"><text:span text:style-name="T10"><text:s text:c="8"/></text:span><text:span text:style-name="T9">return</text:span><text:span text:style-name="T10"> rez;</text:span></text:p>
      <text:p text:style-name="P17"><text:s text:c="4"/>} <text:s text:c="2"/></text:p>
      <text:p text:style-name="P17"><text:s text:c="4"/></text:p>
      <text:p text:style-name="P21"><text:span text:style-name="T10"><text:s text:c="4"/></text:span><text:span text:style-name="T9">private</text:span><text:span text:style-name="T10"> </text:span><text:span text:style-name="T9">void</text:span><text:span text:style-name="T10"> writePipe (PipedWriter pipe, </text:span><text:span text:style-name="T9">int</text:span><text:span text:style-name="T10">[][] MX, </text:span><text:span text:style-name="T9">int</text:span><text:span text:style-name="T10"> J) {</text:span></text:p>
      <text:p text:style-name="P21"><text:span text:style-name="T10"><text:s text:c="8"/></text:span><text:span text:style-name="T9">for</text:span><text:span text:style-name="T10"> (</text:span><text:span text:style-name="T9">int</text:span><text:span text:style-name="T10"> i = 0; i &lt; J; i++) {</text:span></text:p>
      <text:p text:style-name="P21"><text:span text:style-name="T10"><text:s text:c="12"/></text:span><text:span text:style-name="T9">for</text:span><text:span text:style-name="T10"> (</text:span><text:span text:style-name="T9">int</text:span><text:span text:style-name="T10"> j = 0; j &lt; Lab9.</text:span><text:span text:style-name="T13">N</text:span><text:span text:style-name="T10">; j++) </text:span></text:p>
      <text:p text:style-name="P21"><text:span text:style-name="T10"><text:s text:c="16"/></text:span><text:span text:style-name="T9">try</text:span><text:span text:style-name="T10"> {</text:span></text:p>
      <text:p text:style-name="P17"><text:s text:c="20"/>pipe.write(MX[i][j]);</text:p>
      <text:p text:style-name="P21"><text:span text:style-name="T10"><text:s text:c="16"/>} </text:span><text:span text:style-name="T9">catch</text:span><text:span text:style-name="T10"> (IOException e) { e.printStackTrace(); }</text:span></text:p>
      <text:p text:style-name="P17"><text:s text:c="8"/>}</text:p>
      <text:p text:style-name="P17"><text:s text:c="4"/>}</text:p>
      <text:p text:style-name="P17"><text:s text:c="4"/></text:p>
      <text:p text:style-name="P21"><text:span text:style-name="T10"><text:s text:c="4"/></text:span><text:span text:style-name="T9">private</text:span><text:span text:style-name="T10"> </text:span><text:span text:style-name="T9">void</text:span><text:span text:style-name="T10"> printMatr (</text:span><text:span text:style-name="T9">int</text:span><text:span text:style-name="T10"> [][] MX) {</text:span></text:p>
      <text:p text:style-name="P21"><text:span text:style-name="T10"><text:s text:c="8"/></text:span><text:span text:style-name="T9">for</text:span><text:span text:style-name="T10"> (</text:span><text:span text:style-name="T9">int</text:span><text:span text:style-name="T10"> i = 0; i &lt; MX.</text:span><text:span text:style-name="T12">length</text:span><text:span text:style-name="T10">; i++) {</text:span></text:p>
      <text:p text:style-name="P21"><text:span text:style-name="T10"><text:s text:c="12"/></text:span><text:span text:style-name="T9">for</text:span><text:span text:style-name="T10"> (</text:span><text:span text:style-name="T9">int</text:span><text:span text:style-name="T10"> j = 0; j &lt; MX[0].</text:span><text:span text:style-name="T12">length</text:span><text:span text:style-name="T10">; j++) {</text:span></text:p>
      <text:p text:style-name="P21"><text:span text:style-name="T10"><text:s text:c="16"/>System.</text:span><text:span text:style-name="T13">out</text:span><text:span text:style-name="T10">.print(MX[i][j] + </text:span><text:span text:style-name="T14">" <text:s text:c="2"/>"</text:span><text:span text:style-name="T10">);</text:span></text:p>
      <text:p text:style-name="P17"><text:s text:c="12"/>}</text:p>
      <text:p text:style-name="P21"><text:span text:style-name="T10"><text:s text:c="12"/>System.</text:span><text:span text:style-name="T13">out</text:span><text:span text:style-name="T10">.println ();</text:span></text:p>
      <text:p text:style-name="P17"><text:s text:c="8"/>}</text:p>
      <text:p text:style-name="P17"><text:s text:c="4"/>}</text:p>
      <text:p text:style-name="P17"><text:s text:c="4"/></text:p>
      <text:p text:style-name="P21"><text:span text:style-name="T10"><text:s text:c="4"/></text:span><text:span text:style-name="T9">private</text:span><text:span text:style-name="T10"> </text:span><text:span text:style-name="T9">int</text:span><text:span text:style-name="T10"> [][] process (</text:span><text:span text:style-name="T9">int</text:span><text:span text:style-name="T10"> [][] MB, </text:span><text:span text:style-name="T9">int</text:span><text:span text:style-name="T10"> [][] MC, </text:span><text:span text:style-name="T9">int</text:span><text:span text:style-name="T10"> [][] MZ) {</text:span></text:p>
      <text:p text:style-name="P21"><text:span text:style-name="T10"><text:s text:c="8"/></text:span><text:span text:style-name="T9">int</text:span><text:span text:style-name="T10"> [][] rez = </text:span><text:span text:style-name="T9">new</text:span><text:span text:style-name="T10"> </text:span><text:span text:style-name="T9">int</text:span><text:span text:style-name="T10"> [Lab9.</text:span><text:span text:style-name="T13">H</text:span><text:span text:style-name="T10"> / (</text:span><text:span text:style-name="T12">K</text:span><text:span text:style-name="T10">+1)][Lab9.</text:span><text:span text:style-name="T13">N</text:span><text:span text:style-name="T10">];</text:span></text:p>
      <text:p text:style-name="P21"><text:span text:style-name="T10"><text:s text:c="8"/></text:span><text:span text:style-name="T9">int</text:span><text:span text:style-name="T10"> [][] temp = </text:span><text:span text:style-name="T9">new</text:span><text:span text:style-name="T10"> </text:span><text:span text:style-name="T9">int</text:span><text:span text:style-name="T10"> [Lab9.</text:span><text:span text:style-name="T13">H</text:span><text:span text:style-name="T10"> / (</text:span><text:span text:style-name="T12">K</text:span><text:span text:style-name="T10">+1)][Lab9.</text:span><text:span text:style-name="T13">N</text:span><text:span text:style-name="T10">];</text:span></text:p>
      <text:p text:style-name="P17"><text:s text:c="8"/></text:p>
      <text:p text:style-name="P21"><text:span text:style-name="T10"><text:s text:c="8"/></text:span><text:span text:style-name="T9">int</text:span><text:span text:style-name="T10"> sum;</text:span></text:p>
      <text:p text:style-name="P17"><text:s text:c="8"/></text:p>
      <text:p text:style-name="P21"><text:span text:style-name="T10"><text:s text:c="8"/></text:span><text:span text:style-name="T9">for</text:span><text:span text:style-name="T10"> (</text:span><text:span text:style-name="T9">int</text:span><text:span text:style-name="T10"> z = 0; z &lt; temp.</text:span><text:span text:style-name="T12">length</text:span><text:span text:style-name="T10">; z++) {</text:span></text:p>
      <text:p text:style-name="P21"><text:span text:style-name="T10"><text:s text:c="12"/></text:span><text:span text:style-name="T9">for</text:span><text:span text:style-name="T10"> (</text:span><text:span text:style-name="T9">int</text:span><text:span text:style-name="T10"> i = 0; i &lt; Lab9.</text:span><text:span text:style-name="T13">N</text:span><text:span text:style-name="T10">; i++) {</text:span></text:p>
      <text:p text:style-name="P17"><text:s text:c="16"/>sum = 0;</text:p>
      <text:p text:style-name="P21"><text:span text:style-name="T10"><text:s text:c="16"/></text:span><text:span text:style-name="T9">for</text:span><text:span text:style-name="T10"> (</text:span><text:span text:style-name="T9">int</text:span><text:span text:style-name="T10"> j = 0; j &lt; Lab9.</text:span><text:span text:style-name="T13">N</text:span><text:span text:style-name="T10">; j++) {</text:span></text:p>
      <text:p text:style-name="P17"><text:s text:c="20"/>sum = sum + MC[i][j]*MZ[z][j];</text:p>
      <text:p text:style-name="P17"><text:s text:c="16"/>}</text:p>
      <text:p text:style-name="P17"><text:s text:c="16"/>temp[z][i] = sum;</text:p>
      <text:p text:style-name="P17"><text:s text:c="12"/>}</text:p>
      <text:p text:style-name="P17"><text:s text:c="8"/>}</text:p>
      <text:p text:style-name="P17"><text:s text:c="8"/></text:p>
      <text:p text:style-name="P21"><text:span text:style-name="T10"><text:s text:c="8"/></text:span><text:span text:style-name="T9">for</text:span><text:span text:style-name="T10"> (</text:span><text:span text:style-name="T9">int</text:span><text:span text:style-name="T10"> z = 0; z &lt; temp.</text:span><text:span text:style-name="T12">length</text:span><text:span text:style-name="T10">; z++) {</text:span></text:p>
      <text:p text:style-name="P21"><text:span text:style-name="T10"><text:s text:c="12"/></text:span><text:span text:style-name="T9">for</text:span><text:span text:style-name="T10"> (</text:span><text:span text:style-name="T9">int</text:span><text:span text:style-name="T10"> i = 0; i &lt; Lab9.</text:span><text:span text:style-name="T13">N</text:span><text:span text:style-name="T10">; i++) {</text:span></text:p>
      <text:p text:style-name="P17"><text:s text:c="16"/>sum = 0;</text:p>
      <text:p text:style-name="P21"><text:span text:style-name="T10"><text:s text:c="16"/></text:span><text:span text:style-name="T9">for</text:span><text:span text:style-name="T10"> (</text:span><text:span text:style-name="T9">int</text:span><text:span text:style-name="T10"> j = 0; j &lt; Lab9.</text:span><text:span text:style-name="T13">N</text:span><text:span text:style-name="T10">; j++) {</text:span></text:p>
      <text:p text:style-name="P17"><text:s text:c="20"/>sum = sum + MB[i][j]*temp[z][j];</text:p>
      <text:p text:style-name="P17"><text:s text:c="16"/>}</text:p>
      <text:p text:style-name="P17"><text:soft-page-break/><text:s text:c="16"/>rez[z][i] = sum;</text:p>
      <text:p text:style-name="P17"><text:s text:c="12"/>}</text:p>
      <text:p text:style-name="P17"><text:s text:c="8"/>}</text:p>
      <text:p text:style-name="P17"><text:s text:c="8"/></text:p>
      <text:p text:style-name="P21"><text:span text:style-name="T10"><text:s text:c="8"/></text:span><text:span text:style-name="T9">return</text:span><text:span text:style-name="T10"> rez;</text:span></text:p>
      <text:p text:style-name="P17"><text:s text:c="4"/>}</text:p>
      <text:p text:style-name="P17">}</text:p>
      <text:p text:style-name="P17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-10 30h20z"/>
    <draw:stroke-dash draw:name="Fine_20_Dashed" draw:display-name="Fine Dashed" draw:style="rect" draw:dots1="1" draw:dots1-length="0.288cm" draw:dots2="1" draw:dots2-length="0.288cm" draw:distance="0.288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9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3f__3f__3f__3f__3f__3f__3f_" style:display-name="???????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DejaVu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cm" fo:margin-right="0cm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_3f__3f__3f__3f__3f__3f__3f__7e_LT_7e_Gliederung_20_1" style:display-name="???????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DejaVu Sans" fo:font-size="31.5pt" fo:font-style="normal" fo:text-shadow="none" style:text-underline-style="none" fo:font-weight="normal" style:letter-kerning="true" style:font-name-asian="DejaVu Sans" style:font-size-asian="31.5pt" style:font-style-asian="normal" style:font-weight-asian="normal" style:font-name-complex="DejaVu Sans" style:font-size-complex="31.5pt" style:font-style-complex="normal" style:font-weight-complex="normal" style:text-emphasize="none" style:text-overline-style="none" style:text-overline-color="font-color"/>
    </style:style>
    <style:style style:name="_3f__3f__3f__3f__3f__3f__3f__7e_LT_7e_Gliederung_20_2" style:display-name="???????~LT~Gliederung 2" style:family="paragraph" style:parent-style-name="_3f__3f__3f__3f__3f__3f__3f__7e_LT_7e_Gliederung_20_1">
      <style:paragraph-properties fo:margin-top="0cm" fo:margin-bottom="0.4cm"/>
      <style:text-properties fo:font-size="28pt" style:font-size-asian="28pt" style:font-size-complex="28pt"/>
    </style:style>
    <style:style style:name="_3f__3f__3f__3f__3f__3f__3f__7e_LT_7e_Gliederung_20_3" style:display-name="???????~LT~Gliederung 3" style:family="paragraph" style:parent-style-name="_3f__3f__3f__3f__3f__3f__3f__7e_LT_7e_Gliederung_20_2">
      <style:paragraph-properties fo:margin-top="0cm" fo:margin-bottom="0.3cm"/>
      <style:text-properties fo:font-size="24pt" style:font-size-asian="24pt" style:font-size-complex="24pt"/>
    </style:style>
    <style:style style:name="_3f__3f__3f__3f__3f__3f__3f__7e_LT_7e_Gliederung_20_4" style:display-name="???????~LT~Gliederung 4" style:family="paragraph" style:parent-style-name="_3f__3f__3f__3f__3f__3f__3f__7e_LT_7e_Gliederung_20_3">
      <style:paragraph-properties fo:margin-top="0cm" fo:margin-bottom="0.199cm"/>
      <style:text-properties fo:font-size="20pt" style:font-size-asian="20pt" style:font-size-complex="20pt"/>
    </style:style>
    <style:style style:name="_3f__3f__3f__3f__3f__3f__3f__7e_LT_7e_Gliederung_20_5" style:display-name="???????~LT~Gliederung 5" style:family="paragraph" style:parent-style-name="_3f__3f__3f__3f__3f__3f__3f__7e_LT_7e_Gliederung_20_4">
      <style:paragraph-properties fo:margin-top="0cm" fo:margin-bottom="0.101cm"/>
    </style:style>
    <style:style style:name="_3f__3f__3f__3f__3f__3f__3f__7e_LT_7e_Gliederung_20_6" style:display-name="???????~LT~Gliederung 6" style:family="paragraph" style:parent-style-name="_3f__3f__3f__3f__3f__3f__3f__7e_LT_7e_Gliederung_20_5"/>
    <style:style style:name="_3f__3f__3f__3f__3f__3f__3f__7e_LT_7e_Gliederung_20_7" style:display-name="???????~LT~Gliederung 7" style:family="paragraph" style:parent-style-name="_3f__3f__3f__3f__3f__3f__3f__7e_LT_7e_Gliederung_20_6"/>
    <style:style style:name="_3f__3f__3f__3f__3f__3f__3f__7e_LT_7e_Gliederung_20_8" style:display-name="???????~LT~Gliederung 8" style:family="paragraph" style:parent-style-name="_3f__3f__3f__3f__3f__3f__3f__7e_LT_7e_Gliederung_20_7"/>
    <style:style style:name="_3f__3f__3f__3f__3f__3f__3f__7e_LT_7e_Gliederung_20_9" style:display-name="???????~LT~Gliederung 9" style:family="paragraph" style:parent-style-name="_3f__3f__3f__3f__3f__3f__3f__7e_LT_7e_Gliederung_20_8"/>
    <style:style style:name="_3f__3f__3f__3f__3f__3f__3f__7e_LT_7e_Titel" style:display-name="???????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text-overline-style="none" style:text-overline-color="font-color"/>
    </style:style>
    <style:style style:name="_3f__3f__3f__3f__3f__3f__3f__7e_LT_7e_Untertitel" style:display-name="???????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text-overline-style="none" style:text-overline-color="font-color"/>
    </style:style>
    <style:style style:name="_3f__3f__3f__3f__3f__3f__3f__7e_LT_7e_Notizen" style:display-name="???????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text-overline-style="none" style:text-overline-color="font-color"/>
    </style:style>
    <style:style style:name="_3f__3f__3f__3f__3f__3f__3f__7e_LT_7e_Hintergrundobjekte" style:display-name="???????~LT~Hintergrundobjekte" style:family="paragraph">
      <style:paragraph-properties style:text-autospace="none"/>
      <style:text-properties style:letter-kerning="true"/>
    </style:style>
    <style:style style:name="_3f__3f__3f__3f__3f__3f__3f__7e_LT_7e_Hintergrund" style:display-name="???????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DejaVu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text-overline-style="none" style:text-overline-color="font-color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text-overline-style="none" style:text-overline-color="font-color"/>
    </style:style>
    <style:style style:name="_3f__3f__3f__3f__3f__3f__3f__3f__3f__3f__3f__3f_" style:display-name="????????????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text-overline-style="none" style:text-overline-color="font-color"/>
    </style:style>
    <style:style style:name="_3f__3f__3f__3f__3f__3f__3f__20__3f__3f__3f__3f_" style:display-name="??????? ????" style:family="paragraph">
      <style:paragraph-properties style:text-autospace="none"/>
      <style:text-properties style:letter-kerning="true"/>
    </style:style>
    <style:style style:name="_3f__3f__3f_" style:display-name="???" style:family="paragraph">
      <style:paragraph-properties style:text-autospace="none"/>
      <style:text-properties style:letter-kerning="true"/>
    </style:style>
    <style:style style:name="_3f__3f__3f__3f__3f__3f__3f__3f__3f__3f_" style:display-name="??????????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text-overline-style="none" style:text-overline-color="font-color"/>
    </style:style>
    <style:style style:name="WW-_3f__3f__3f__3f__3f__3f__3f__3f__3f__20_11" style:display-name="WW-????????? 1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DejaVu Sans" fo:font-size="31.5pt" fo:font-style="normal" fo:text-shadow="none" style:text-underline-style="none" fo:font-weight="normal" style:letter-kerning="true" style:font-name-asian="DejaVu Sans" style:font-size-asian="31.5pt" style:font-style-asian="normal" style:font-weight-asian="normal" style:font-name-complex="DejaVu Sans" style:font-size-complex="31.5pt" style:font-style-complex="normal" style:font-weight-complex="normal" style:text-emphasize="none" style:text-overline-style="none" style:text-overline-color="font-color"/>
    </style:style>
    <style:style style:name="WW-_3f__3f__3f__3f__3f__3f__3f__3f__3f__20_21" style:display-name="WW-????????? 21" style:family="paragraph" style:parent-style-name="WW-_3f__3f__3f__3f__3f__3f__3f__3f__3f__20_11">
      <style:paragraph-properties fo:margin-top="0cm" fo:margin-bottom="0.4cm"/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-top="0cm" fo:margin-bottom="0.3cm"/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top="0cm" fo:margin-bottom="0.199cm"/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top="0cm" fo:margin-bottom="0.101cm"/>
    </style:style>
    <style:style style:name="_3f__3f__3f__3f__3f__3f__3f__3f__3f__20_6" style:display-name="????????? 6" style:family="paragraph" style:parent-style-name="_3f__3f__3f__3f__3f__3f__3f__3f__3f__20_5"/>
    <style:style style:name="_3f__3f__3f__3f__3f__3f__3f__3f__3f__20_7" style:display-name="????????? 7" style:family="paragraph" style:parent-style-name="_3f__3f__3f__3f__3f__3f__3f__3f__3f__20_6"/>
    <style:style style:name="_3f__3f__3f__3f__3f__3f__3f__3f__3f__20_8" style:display-name="????????? 8" style:family="paragraph" style:parent-style-name="_3f__3f__3f__3f__3f__3f__3f__3f__3f__20_7"/>
    <style:style style:name="_3f__3f__3f__3f__3f__3f__3f__3f__3f__20_9" style:display-name="????????? 9" style:family="paragraph" style:parent-style-name="_3f__3f__3f__3f__3f__3f__3f__3f__3f__20_8"/>
    <style:style style:name="Numbering_20_Symbols" style:display-name="Numbering Symbols" style:family="paragraph">
      <style:paragraph-properties style:text-autospace="none"/>
      <style:text-properties fo:font-size="12pt" style:font-size-asian="12pt" style:font-size-complex="12pt"/>
    </style:style>
    <style:style style:name="WW-_3f__3f__3f__3f__3f__3f__3f__3f__3f_12" style:display-name="WW-?????????12" style:family="paragraph" style:parent-style-name="_3f__3f__3f__3f__3f__3f__3f_">
      <style:paragraph-properties fo:margin-top="0.42cm" fo:margin-bottom="0.21cm"/>
    </style:style>
    <style:style style:name="WW-_3f__3f__3f__3f__3f__3f__3f__3f__3f__20_112" style:display-name="WW-????????? 112" style:family="paragraph" style:parent-style-name="_3f__3f__3f__3f__3f__3f__3f_">
      <style:paragraph-properties fo:margin-top="0.42cm" fo:margin-bottom="0.21cm"/>
    </style:style>
    <style:style style:name="WW-_3f__3f__3f__3f__3f__3f__3f__3f__3f__20_212" style:display-name="WW-????????? 212" style:family="paragraph" style:parent-style-name="_3f__3f__3f__3f__3f__3f__3f_">
      <style:paragraph-properties fo:margin-top="0.42cm" fo:margin-bottom="0.21cm"/>
    </style:style>
    <style:style style:name="WW-_3f__3f__3f__3f__3f__3f__3f__3f__3f_123" style:display-name="WW-?????????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text-overline-style="none" style:text-overline-color="font-color"/>
    </style:style>
    <style:style style:name="WW-_3f__3f__3f__3f__3f__3f__3f__3f__3f__20_1123" style:display-name="WW-????????? 1123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DejaVu Sans" fo:font-size="31.5pt" fo:font-style="normal" fo:text-shadow="none" style:text-underline-style="none" fo:font-weight="normal" style:letter-kerning="true" style:font-name-asian="DejaVu Sans" style:font-size-asian="31.5pt" style:font-style-asian="normal" style:font-weight-asian="normal" style:font-name-complex="DejaVu Sans" style:font-size-complex="31.5pt" style:font-style-complex="normal" style:font-weight-complex="normal" style:text-emphasize="none" style:text-overline-style="none" style:text-overline-color="font-color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-top="0cm" fo:margin-bottom="0.4cm"/>
      <style:text-properties fo:font-size="28pt" style:font-size-asian="28pt" style:font-size-complex="28pt"/>
    </style:style>
    <style:style style:name="WW-_3f__3f__3f__3f__3f__3f__3f__3f__3f_1234" style:display-name="WW-?????????1234" style:family="paragraph" style:parent-style-name="_3f__3f__3f__3f__3f__3f__3f_">
      <style:paragraph-properties fo:margin-top="0.42cm" fo:margin-bottom="0.21cm"/>
    </style:style>
    <style:style style:name="WW-_3f__3f__3f__3f__3f__3f__3f__3f__3f__20_11234" style:display-name="WW-????????? 11234" style:family="paragraph" style:parent-style-name="_3f__3f__3f__3f__3f__3f__3f_">
      <style:paragraph-properties fo:margin-top="0.42cm" fo:margin-bottom="0.21cm"/>
    </style:style>
    <style:style style:name="WW-_3f__3f__3f__3f__3f__3f__3f__3f__3f__20_21234" style:display-name="WW-????????? 21234" style:family="paragraph" style:parent-style-name="_3f__3f__3f__3f__3f__3f__3f_">
      <style:paragraph-properties fo:margin-top="0.42cm" fo:margin-bottom="0.21cm"/>
    </style:style>
    <style:style style:name="WW-_3f__3f__3f__3f__3f__3f__3f__3f__3f_12345" style:display-name="WW-?????????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text-overline-style="none" style:text-overline-color="font-color"/>
    </style:style>
    <style:style style:name="WW-_3f__3f__3f__3f__3f__3f__3f__3f__3f__20_112345" style:display-name="WW-????????? 112345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DejaVu Sans" fo:font-size="31.5pt" fo:font-style="normal" fo:text-shadow="none" style:text-underline-style="none" fo:font-weight="normal" style:letter-kerning="true" style:font-name-asian="DejaVu Sans" style:font-size-asian="31.5pt" style:font-style-asian="normal" style:font-weight-asian="normal" style:font-name-complex="DejaVu Sans" style:font-size-complex="31.5pt" style:font-style-complex="normal" style:font-weight-complex="normal" style:text-emphasize="none" style:text-overline-style="none" style:text-overline-color="font-color"/>
    </style:style>
    <style:style style:name="WW-_3f__3f__3f__3f__3f__3f__3f__3f__3f__20_212345" style:display-name="WW-????????? 212345" style:family="paragraph" style:parent-style-name="WW-_3f__3f__3f__3f__3f__3f__3f__3f__3f__20_112345">
      <style:paragraph-properties fo:margin-top="0cm" fo:margin-bottom="0.4cm"/>
      <style:text-properties fo:font-size="28pt" style:font-size-asian="28pt" style:font-size-complex="28pt"/>
    </style:style>
    <style:style style:name="WW-_3f__3f__3f__3f__3f__3f__3f__3f__3f_123456" style:display-name="WW-?????????123456" style:family="paragraph" style:parent-style-name="_3f__3f__3f__3f__3f__3f__3f_">
      <style:paragraph-properties fo:margin-top="0.42cm" fo:margin-bottom="0.21cm"/>
    </style:style>
    <style:style style:name="WW-_3f__3f__3f__3f__3f__3f__3f__3f__3f__20_1123456" style:display-name="WW-????????? 1123456" style:family="paragraph" style:parent-style-name="_3f__3f__3f__3f__3f__3f__3f_">
      <style:paragraph-properties fo:margin-top="0.42cm" fo:margin-bottom="0.21cm"/>
    </style:style>
    <style:style style:name="WW-_3f__3f__3f__3f__3f__3f__3f__3f__3f__20_2123456" style:display-name="WW-????????? 2123456" style:family="paragraph" style:parent-style-name="_3f__3f__3f__3f__3f__3f__3f_">
      <style:paragraph-properties fo:margin-top="0.42cm" fo:margin-bottom="0.21cm"/>
    </style:style>
    <style:style style:name="WW-_3f__3f__3f__3f__3f__3f__3f__3f__3f_1234567" style:display-name="WW-?????????1234567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text-overline-style="none" style:text-overline-color="font-color"/>
    </style:style>
    <style:style style:name="WW-_3f__3f__3f__3f__3f__3f__3f__3f__3f__20_11234567" style:display-name="WW-????????? 11234567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DejaVu Sans" fo:font-size="31.5pt" fo:font-style="normal" fo:text-shadow="none" style:text-underline-style="none" fo:font-weight="normal" style:letter-kerning="true" style:font-name-asian="DejaVu Sans" style:font-size-asian="31.5pt" style:font-style-asian="normal" style:font-weight-asian="normal" style:font-name-complex="DejaVu Sans" style:font-size-complex="31.5pt" style:font-style-complex="normal" style:font-weight-complex="normal" style:text-emphasize="none" style:text-overline-style="none" style:text-overline-color="font-color"/>
    </style:style>
    <style:style style:name="WW-_3f__3f__3f__3f__3f__3f__3f__3f__3f__20_21234567" style:display-name="WW-????????? 21234567" style:family="paragraph" style:parent-style-name="WW-_3f__3f__3f__3f__3f__3f__3f__3f__3f__20_11234567">
      <style:paragraph-properties fo:margin-top="0cm" fo:margin-bottom="0.4cm"/>
      <style:text-properties fo:font-size="28pt" style:font-size-asian="28pt" style:font-size-complex="28pt"/>
    </style:style>
    <style:style style:name="WW-_3f__3f__3f__3f__3f__3f__3f__3f__3f_12345678" style:display-name="WW-?????????12345678" style:family="paragraph" style:parent-style-name="_3f__3f__3f__3f__3f__3f__3f_">
      <style:paragraph-properties fo:margin-top="0.42cm" fo:margin-bottom="0.21cm"/>
    </style:style>
    <style:style style:name="WW-_3f__3f__3f__3f__3f__3f__3f__3f__3f__20_112345678" style:display-name="WW-????????? 112345678" style:family="paragraph" style:parent-style-name="_3f__3f__3f__3f__3f__3f__3f_">
      <style:paragraph-properties fo:margin-top="0.42cm" fo:margin-bottom="0.21cm"/>
    </style:style>
    <style:style style:name="WW-_3f__3f__3f__3f__3f__3f__3f__3f__3f__20_212345678" style:display-name="WW-????????? 212345678" style:family="paragraph" style:parent-style-name="_3f__3f__3f__3f__3f__3f__3f_">
      <style:paragraph-properties fo:margin-top="0.42cm" fo:margin-bottom="0.21cm"/>
    </style:style>
    <style:style style:name="WW-_3f__3f__3f__3f__3f__3f__3f__3f__3f_123456789" style:display-name="WW-?????????123456789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text-overline-style="none" style:text-overline-color="font-color"/>
    </style:style>
    <style:style style:name="WW-_3f__3f__3f__3f__3f__3f__3f__3f__3f__20_1123456789" style:display-name="WW-????????? 1123456789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DejaVu Sans" fo:font-size="31.5pt" fo:font-style="normal" fo:text-shadow="none" style:text-underline-style="none" fo:font-weight="normal" style:letter-kerning="true" style:font-name-asian="DejaVu Sans" style:font-size-asian="31.5pt" style:font-style-asian="normal" style:font-weight-asian="normal" style:font-name-complex="DejaVu Sans" style:font-size-complex="31.5pt" style:font-style-complex="normal" style:font-weight-complex="normal" style:text-emphasize="none" style:text-overline-style="none" style:text-overline-color="font-color"/>
    </style:style>
    <style:style style:name="WW-_3f__3f__3f__3f__3f__3f__3f__3f__3f__20_2123456789" style:display-name="WW-????????? 2123456789" style:family="paragraph" style:parent-style-name="WW-_3f__3f__3f__3f__3f__3f__3f__3f__3f__20_1123456789">
      <style:paragraph-properties fo:margin-top="0cm" fo:margin-bottom="0.4cm"/>
      <style:text-properties fo:font-size="28pt" style:font-size-asian="28pt" style:font-size-complex="2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1.732cm" fo:margin-bottom="1.60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16T22:42:36</meta:creation-date>
    <dc:date>2010-04-27T01:31:29</dc:date>
    <meta:editing-duration>PT107H57M56S</meta:editing-duration>
    <meta:editing-cycles>114</meta:editing-cycles>
    <meta:generator>OpenOffice.org/3.2$Linux OpenOffice.org_project/320m12$Build-9483</meta:generator>
    <dc:creator>Pustovit Michael</dc:creator>
    <meta:printed-by>Pustovit Michael</meta:printed-by>
    <meta:print-date>2010-03-30T17:51:25</meta:print-date>
    <meta:document-statistic meta:table-count="1" meta:image-count="0" meta:object-count="0" meta:page-count="10" meta:paragraph-count="360" meta:word-count="1407" meta:character-count="10866"/>
  </office:meta>
</office:document-meta>
</file>